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shapes>
          <draw:frame draw:z-index="0" draw:style-name="gr1" draw:text-style-name="P1" svg:width="409.72pt" svg:height="241.68pt" svg:x="839.82pt" svg:y="266.54pt">
            <loext:p draw:notify-on-update-of-ranges="all.C1:all.AL1 all.A2:all.A2 all.C2:all.AL2 all.A10:all.A10 all.C10:all.AL10 all.A2:all.A2 all.C2:all.AL2 all.A10:all.A10 all.C10:all.AL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01.54pt" svg:height="401.3pt" svg:x="31.75pt" svg:y="286.87pt">
            <loext:p draw:notify-on-update-of-ranges="all.C1:all.AL1 all.B2:all.B2 all.C6:all.AL6 all.B17:all.B17 all.C17:all.AL17 all.B16:all.B16 all.C16:all.AL16 all.B9:all.B9 all.C9:all.AL9 all.B8:all.B8 all.C8:all.AL8 all.B10:all.B10 all.C14:all.AL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89pt" svg:height="255.23pt" svg:x="617.84pt" svg:y="545.13pt">
            <loext:p draw:notify-on-update-of-ranges="all.C1:all.AL1 all.A7:all.A7 all.C7:all.AL7 all.A15:all.A15 all.C15:all.AL15 all.A7:all.A7 all.C7:all.AL7 all.A15:all.A15 all.C15:all.AL15 all.A21:all.A21 all.C21:all.AL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1" table:default-cell-style-name="Default"/>
        <table:table-row table:style-name="ro1">
          <table:table-cell office:value-type="string" calcext:value-type="string">
            <text:p>Progra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avg</text:p>
          </table:table-cell>
          <table:table-cell office:value-type="string" calcext:value-type="string">
            <text:p>Cilk2</text:p>
          </table:table-cell>
          <table:table-cell office:value-type="float" office:value="20674.02935" calcext:value-type="float">
            <text:p>20674.02935</text:p>
          </table:table-cell>
          <table:table-cell office:value-type="float" office:value="10536.7171428571" calcext:value-type="float">
            <text:p>10536.7171428571</text:p>
          </table:table-cell>
          <table:table-cell office:value-type="float" office:value="7429.9186190476" calcext:value-type="float">
            <text:p>7429.9186190476</text:p>
          </table:table-cell>
          <table:table-cell office:value-type="float" office:value="5473.3542857143" calcext:value-type="float">
            <text:p>5473.3542857143</text:p>
          </table:table-cell>
          <table:table-cell office:value-type="float" office:value="4519.3693333333" calcext:value-type="float">
            <text:p>4519.3693333333</text:p>
          </table:table-cell>
          <table:table-cell office:value-type="float" office:value="3755.1329047619" calcext:value-type="float">
            <text:p>3755.1329047619</text:p>
          </table:table-cell>
          <table:table-cell office:value-type="float" office:value="3287.0052380952" calcext:value-type="float">
            <text:p>3287.0052380952</text:p>
          </table:table-cell>
          <table:table-cell office:value-type="float" office:value="2874.8902857143" calcext:value-type="float">
            <text:p>2874.8902857143</text:p>
          </table:table-cell>
          <table:table-cell office:value-type="float" office:value="2619.5005714286" calcext:value-type="float">
            <text:p>2619.5005714286</text:p>
          </table:table-cell>
          <table:table-cell office:value-type="float" office:value="2367.6967619048" calcext:value-type="float">
            <text:p>2367.6967619048</text:p>
          </table:table-cell>
          <table:table-cell office:value-type="float" office:value="2206.0564761905" calcext:value-type="float">
            <text:p>2206.0564761905</text:p>
          </table:table-cell>
          <table:table-cell office:value-type="float" office:value="2047.5443809524" calcext:value-type="float">
            <text:p>2047.5443809524</text:p>
          </table:table-cell>
          <table:table-cell office:value-type="float" office:value="1925.2393333333" calcext:value-type="float">
            <text:p>1925.2393333333</text:p>
          </table:table-cell>
          <table:table-cell office:value-type="float" office:value="1866.9884285714" calcext:value-type="float">
            <text:p>1866.9884285714</text:p>
          </table:table-cell>
          <table:table-cell office:value-type="float" office:value="1749.8833333333" calcext:value-type="float">
            <text:p>1749.8833333333</text:p>
          </table:table-cell>
          <table:table-cell office:value-type="float" office:value="1698.9953333333" calcext:value-type="float">
            <text:p>1698.9953333333</text:p>
          </table:table-cell>
          <table:table-cell office:value-type="float" office:value="1607.4316190476" calcext:value-type="float">
            <text:p>1607.4316190476</text:p>
          </table:table-cell>
          <table:table-cell office:value-type="float" office:value="1565.4172380952" calcext:value-type="float">
            <text:p>1565.4172380952</text:p>
          </table:table-cell>
          <table:table-cell office:value-type="float" office:value="1511.5397142857" calcext:value-type="float">
            <text:p>1511.5397142857</text:p>
          </table:table-cell>
          <table:table-cell office:value-type="float" office:value="1488.249" calcext:value-type="float">
            <text:p>1488.249</text:p>
          </table:table-cell>
          <table:table-cell office:value-type="float" office:value="1457.7631428572" calcext:value-type="float">
            <text:p>1457.7631428572</text:p>
          </table:table-cell>
          <table:table-cell office:value-type="float" office:value="1399.2854761905" calcext:value-type="float">
            <text:p>1399.2854761905</text:p>
          </table:table-cell>
          <table:table-cell office:value-type="float" office:value="1390.291" calcext:value-type="float">
            <text:p>1390.291</text:p>
          </table:table-cell>
          <table:table-cell office:value-type="float" office:value="1366.8957619048" calcext:value-type="float">
            <text:p>1366.8957619048</text:p>
          </table:table-cell>
          <table:table-cell office:value-type="float" office:value="1313.0730952381" calcext:value-type="float">
            <text:p>1313.0730952381</text:p>
          </table:table-cell>
          <table:table-cell office:value-type="float" office:value="1311.1449047619" calcext:value-type="float">
            <text:p>1311.1449047619</text:p>
          </table:table-cell>
          <table:table-cell office:value-type="float" office:value="1274.9912380952" calcext:value-type="float">
            <text:p>1274.9912380952</text:p>
          </table:table-cell>
          <table:table-cell office:value-type="float" office:value="1251.4649047619" calcext:value-type="float">
            <text:p>1251.4649047619</text:p>
          </table:table-cell>
          <table:table-cell office:value-type="float" office:value="1246.3919047619" calcext:value-type="float">
            <text:p>1246.3919047619</text:p>
          </table:table-cell>
          <table:table-cell office:value-type="float" office:value="1221.9062380952" calcext:value-type="float">
            <text:p>1221.9062380952</text:p>
          </table:table-cell>
          <table:table-cell office:value-type="float" office:value="1211.1096666667" calcext:value-type="float">
            <text:p>1211.1096666667</text:p>
          </table:table-cell>
          <table:table-cell office:value-type="float" office:value="1206.8928095238" calcext:value-type="float">
            <text:p>1206.8928095238</text:p>
          </table:table-cell>
          <table:table-cell office:value-type="float" office:value="1183.5843809524" calcext:value-type="float">
            <text:p>1183.5843809524</text:p>
          </table:table-cell>
          <table:table-cell office:value-type="float" office:value="1182.5797142857" calcext:value-type="float">
            <text:p>1182.5797142857</text:p>
          </table:table-cell>
          <table:table-cell office:value-type="float" office:value="1183.0115238095" calcext:value-type="float">
            <text:p>1183.0115238095</text:p>
          </table:table-cell>
          <table:table-cell office:value-type="float" office:value="1162.7333333333" calcext:value-type="float">
            <text:p>1162.7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ax</text:p>
          </table:table-cell>
          <table:table-cell/>
          <table:table-cell office:value-type="float" office:value="21030.45" calcext:value-type="float">
            <text:p>21030.45</text:p>
          </table:table-cell>
          <table:table-cell office:value-type="float" office:value="10666.889" calcext:value-type="float">
            <text:p>10666.889</text:p>
          </table:table-cell>
          <table:table-cell office:value-type="float" office:value="7705.052" calcext:value-type="float">
            <text:p>7705.052</text:p>
          </table:table-cell>
          <table:table-cell office:value-type="float" office:value="5535.929" calcext:value-type="float">
            <text:p>5535.929</text:p>
          </table:table-cell>
          <table:table-cell office:value-type="float" office:value="4596.212" calcext:value-type="float">
            <text:p>4596.212</text:p>
          </table:table-cell>
          <table:table-cell office:value-type="float" office:value="3799.686" calcext:value-type="float">
            <text:p>3799.686</text:p>
          </table:table-cell>
          <table:table-cell office:value-type="float" office:value="3348.537" calcext:value-type="float">
            <text:p>3348.537</text:p>
          </table:table-cell>
          <table:table-cell office:value-type="float" office:value="2927.759" calcext:value-type="float">
            <text:p>2927.759</text:p>
          </table:table-cell>
          <table:table-cell office:value-type="float" office:value="2702.29" calcext:value-type="float">
            <text:p>2702.29</text:p>
          </table:table-cell>
          <table:table-cell office:value-type="float" office:value="2451.473" calcext:value-type="float">
            <text:p>2451.473</text:p>
          </table:table-cell>
          <table:table-cell office:value-type="float" office:value="2302.47" calcext:value-type="float">
            <text:p>2302.47</text:p>
          </table:table-cell>
          <table:table-cell office:value-type="float" office:value="2117.721" calcext:value-type="float">
            <text:p>2117.721</text:p>
          </table:table-cell>
          <table:table-cell office:value-type="float" office:value="1983.218" calcext:value-type="float">
            <text:p>1983.218</text:p>
          </table:table-cell>
          <table:table-cell office:value-type="float" office:value="2108.529" calcext:value-type="float">
            <text:p>2108.529</text:p>
          </table:table-cell>
          <table:table-cell office:value-type="float" office:value="1903.036" calcext:value-type="float">
            <text:p>1903.036</text:p>
          </table:table-cell>
          <table:table-cell office:value-type="float" office:value="1833.068" calcext:value-type="float">
            <text:p>1833.068</text:p>
          </table:table-cell>
          <table:table-cell office:value-type="float" office:value="1791.427" calcext:value-type="float">
            <text:p>1791.427</text:p>
          </table:table-cell>
          <table:table-cell office:value-type="float" office:value="1806.314" calcext:value-type="float">
            <text:p>1806.314</text:p>
          </table:table-cell>
          <table:table-cell office:value-type="float" office:value="1708.504" calcext:value-type="float">
            <text:p>1708.504</text:p>
          </table:table-cell>
          <table:table-cell office:value-type="float" office:value="1617.072" calcext:value-type="float">
            <text:p>1617.072</text:p>
          </table:table-cell>
          <table:table-cell office:value-type="float" office:value="1583.28" calcext:value-type="float">
            <text:p>1583.28</text:p>
          </table:table-cell>
          <table:table-cell office:value-type="float" office:value="1506.601" calcext:value-type="float">
            <text:p>1506.601</text:p>
          </table:table-cell>
          <table:table-cell office:value-type="float" office:value="1528.72" calcext:value-type="float">
            <text:p>1528.72</text:p>
          </table:table-cell>
          <table:table-cell office:value-type="float" office:value="1429.894" calcext:value-type="float">
            <text:p>1429.894</text:p>
          </table:table-cell>
          <table:table-cell office:value-type="float" office:value="1391.887" calcext:value-type="float">
            <text:p>1391.887</text:p>
          </table:table-cell>
          <table:table-cell office:value-type="float" office:value="1382.229" calcext:value-type="float">
            <text:p>1382.229</text:p>
          </table:table-cell>
          <table:table-cell office:value-type="float" office:value="1413.185" calcext:value-type="float">
            <text:p>1413.185</text:p>
          </table:table-cell>
          <table:table-cell office:value-type="float" office:value="1394.893" calcext:value-type="float">
            <text:p>1394.893</text:p>
          </table:table-cell>
          <table:table-cell office:value-type="float" office:value="1319.054" calcext:value-type="float">
            <text:p>1319.054</text:p>
          </table:table-cell>
          <table:table-cell office:value-type="float" office:value="1321.467" calcext:value-type="float">
            <text:p>1321.467</text:p>
          </table:table-cell>
          <table:table-cell office:value-type="float" office:value="1299.202" calcext:value-type="float">
            <text:p>1299.202</text:p>
          </table:table-cell>
          <table:table-cell office:value-type="float" office:value="1320.758" calcext:value-type="float">
            <text:p>1320.758</text:p>
          </table:table-cell>
          <table:table-cell office:value-type="float" office:value="1279.767" calcext:value-type="float">
            <text:p>1279.767</text:p>
          </table:table-cell>
          <table:table-cell office:value-type="float" office:value="1262.307" calcext:value-type="float">
            <text:p>1262.307</text:p>
          </table:table-cell>
          <table:table-cell office:value-type="float" office:value="1292.227" calcext:value-type="float">
            <text:p>1292.227</text:p>
          </table:table-cell>
          <table:table-cell office:value-type="float" office:value="1269.162" calcext:value-type="float">
            <text:p>1269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in</text:p>
          </table:table-cell>
          <table:table-cell/>
          <table:table-cell office:value-type="float" office:value="20314.085" calcext:value-type="float">
            <text:p>20314.085</text:p>
          </table:table-cell>
          <table:table-cell office:value-type="float" office:value="10410.319" calcext:value-type="float">
            <text:p>10410.319</text:p>
          </table:table-cell>
          <table:table-cell office:value-type="float" office:value="7270.174" calcext:value-type="float">
            <text:p>7270.174</text:p>
          </table:table-cell>
          <table:table-cell office:value-type="float" office:value="5406.423" calcext:value-type="float">
            <text:p>5406.423</text:p>
          </table:table-cell>
          <table:table-cell office:value-type="float" office:value="4453.139" calcext:value-type="float">
            <text:p>4453.139</text:p>
          </table:table-cell>
          <table:table-cell office:value-type="float" office:value="3698.433" calcext:value-type="float">
            <text:p>3698.433</text:p>
          </table:table-cell>
          <table:table-cell office:value-type="float" office:value="3225.042" calcext:value-type="float">
            <text:p>3225.042</text:p>
          </table:table-cell>
          <table:table-cell office:value-type="float" office:value="2822.964" calcext:value-type="float">
            <text:p>2822.964</text:p>
          </table:table-cell>
          <table:table-cell office:value-type="float" office:value="2552.739" calcext:value-type="float">
            <text:p>2552.739</text:p>
          </table:table-cell>
          <table:table-cell office:value-type="float" office:value="2315.331" calcext:value-type="float">
            <text:p>2315.331</text:p>
          </table:table-cell>
          <table:table-cell office:value-type="float" office:value="2141.308" calcext:value-type="float">
            <text:p>2141.308</text:p>
          </table:table-cell>
          <table:table-cell office:value-type="float" office:value="1938.084" calcext:value-type="float">
            <text:p>1938.084</text:p>
          </table:table-cell>
          <table:table-cell office:value-type="float" office:value="1840.59" calcext:value-type="float">
            <text:p>1840.59</text:p>
          </table:table-cell>
          <table:table-cell office:value-type="float" office:value="1717.563" calcext:value-type="float">
            <text:p>1717.563</text:p>
          </table:table-cell>
          <table:table-cell office:value-type="float" office:value="1599.42" calcext:value-type="float">
            <text:p>1599.42</text:p>
          </table:table-cell>
          <table:table-cell office:value-type="float" office:value="1566.43" calcext:value-type="float">
            <text:p>1566.43</text:p>
          </table:table-cell>
          <table:table-cell office:value-type="float" office:value="1488.831" calcext:value-type="float">
            <text:p>1488.831</text:p>
          </table:table-cell>
          <table:table-cell office:value-type="float" office:value="1379.634" calcext:value-type="float">
            <text:p>1379.634</text:p>
          </table:table-cell>
          <table:table-cell office:value-type="float" office:value="1357.558" calcext:value-type="float">
            <text:p>1357.558</text:p>
          </table:table-cell>
          <table:table-cell office:value-type="float" office:value="1394.893" calcext:value-type="float">
            <text:p>1394.893</text:p>
          </table:table-cell>
          <table:table-cell office:value-type="float" office:value="1348.648" calcext:value-type="float">
            <text:p>1348.648</text:p>
          </table:table-cell>
          <table:table-cell office:value-type="float" office:value="1298.612" calcext:value-type="float">
            <text:p>1298.612</text:p>
          </table:table-cell>
          <table:table-cell office:value-type="float" office:value="1274.794" calcext:value-type="float">
            <text:p>1274.794</text:p>
          </table:table-cell>
          <table:table-cell office:value-type="float" office:value="1272.971" calcext:value-type="float">
            <text:p>1272.971</text:p>
          </table:table-cell>
          <table:table-cell office:value-type="float" office:value="1229.72" calcext:value-type="float">
            <text:p>1229.72</text:p>
          </table:table-cell>
          <table:table-cell office:value-type="float" office:value="1249.284" calcext:value-type="float">
            <text:p>1249.284</text:p>
          </table:table-cell>
          <table:table-cell office:value-type="float" office:value="1188.116" calcext:value-type="float">
            <text:p>1188.116</text:p>
          </table:table-cell>
          <table:table-cell office:value-type="float" office:value="1192.023" calcext:value-type="float">
            <text:p>1192.023</text:p>
          </table:table-cell>
          <table:table-cell office:value-type="float" office:value="1170.662" calcext:value-type="float">
            <text:p>1170.662</text:p>
          </table:table-cell>
          <table:table-cell office:value-type="float" office:value="1169.484" calcext:value-type="float">
            <text:p>1169.484</text:p>
          </table:table-cell>
          <table:table-cell office:value-type="float" office:value="1153.026" calcext:value-type="float">
            <text:p>1153.026</text:p>
          </table:table-cell>
          <table:table-cell office:value-type="float" office:value="1146.882" calcext:value-type="float">
            <text:p>1146.882</text:p>
          </table:table-cell>
          <table:table-cell office:value-type="float" office:value="1119.106" calcext:value-type="float">
            <text:p>1119.106</text:p>
          </table:table-cell>
          <table:table-cell office:value-type="float" office:value="1123.194" calcext:value-type="float">
            <text:p>1123.194</text:p>
          </table:table-cell>
          <table:table-cell office:value-type="float" office:value="1108.395" calcext:value-type="float">
            <text:p>1108.395</text:p>
          </table:table-cell>
          <table:table-cell office:value-type="float" office:value="1099.969" calcext:value-type="float">
            <text:p>1099.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td</text:p>
          </table:table-cell>
          <table:table-cell/>
          <table:table-cell office:value-type="float" office:value="163.03966995" calcext:value-type="float">
            <text:p>163.03966995</text:p>
          </table:table-cell>
          <table:table-cell office:value-type="float" office:value="67.3737875181" calcext:value-type="float">
            <text:p>67.3737875181</text:p>
          </table:table-cell>
          <table:table-cell office:value-type="float" office:value="123.6468450804" calcext:value-type="float">
            <text:p>123.6468450804</text:p>
          </table:table-cell>
          <table:table-cell office:value-type="float" office:value="32.237166045" calcext:value-type="float">
            <text:p>32.237166045</text:p>
          </table:table-cell>
          <table:table-cell office:value-type="float" office:value="43.1716625987" calcext:value-type="float">
            <text:p>43.1716625987</text:p>
          </table:table-cell>
          <table:table-cell office:value-type="float" office:value="25.1140574119" calcext:value-type="float">
            <text:p>25.1140574119</text:p>
          </table:table-cell>
          <table:table-cell office:value-type="float" office:value="35.6223221519" calcext:value-type="float">
            <text:p>35.6223221519</text:p>
          </table:table-cell>
          <table:table-cell office:value-type="float" office:value="29.2748966679" calcext:value-type="float">
            <text:p>29.2748966679</text:p>
          </table:table-cell>
          <table:table-cell office:value-type="float" office:value="41.6404545707" calcext:value-type="float">
            <text:p>41.6404545707</text:p>
          </table:table-cell>
          <table:table-cell office:value-type="float" office:value="38.3187453199" calcext:value-type="float">
            <text:p>38.3187453199</text:p>
          </table:table-cell>
          <table:table-cell office:value-type="float" office:value="39.2943719553" calcext:value-type="float">
            <text:p>39.2943719553</text:p>
          </table:table-cell>
          <table:table-cell office:value-type="float" office:value="42.2947082038" calcext:value-type="float">
            <text:p>42.2947082038</text:p>
          </table:table-cell>
          <table:table-cell office:value-type="float" office:value="36.9477124452" calcext:value-type="float">
            <text:p>36.9477124452</text:p>
          </table:table-cell>
          <table:table-cell office:value-type="float" office:value="83.9865801605" calcext:value-type="float">
            <text:p>83.9865801605</text:p>
          </table:table-cell>
          <table:table-cell office:value-type="float" office:value="66.0572375083" calcext:value-type="float">
            <text:p>66.0572375083</text:p>
          </table:table-cell>
          <table:table-cell office:value-type="float" office:value="81.3313745503" calcext:value-type="float">
            <text:p>81.3313745503</text:p>
          </table:table-cell>
          <table:table-cell office:value-type="float" office:value="83.4611993327" calcext:value-type="float">
            <text:p>83.4611993327</text:p>
          </table:table-cell>
          <table:table-cell office:value-type="float" office:value="119.702453583" calcext:value-type="float">
            <text:p>119.702453583</text:p>
          </table:table-cell>
          <table:table-cell office:value-type="float" office:value="90.3202931224" calcext:value-type="float">
            <text:p>90.3202931224</text:p>
          </table:table-cell>
          <table:table-cell office:value-type="float" office:value="64.7715140282" calcext:value-type="float">
            <text:p>64.7715140282</text:p>
          </table:table-cell>
          <table:table-cell office:value-type="float" office:value="68.3840173032" calcext:value-type="float">
            <text:p>68.3840173032</text:p>
          </table:table-cell>
          <table:table-cell office:value-type="float" office:value="66.3116725597" calcext:value-type="float">
            <text:p>66.3116725597</text:p>
          </table:table-cell>
          <table:table-cell office:value-type="float" office:value="79.0223367498" calcext:value-type="float">
            <text:p>79.0223367498</text:p>
          </table:table-cell>
          <table:table-cell office:value-type="float" office:value="48.0392894409" calcext:value-type="float">
            <text:p>48.0392894409</text:p>
          </table:table-cell>
          <table:table-cell office:value-type="float" office:value="49.3723431689" calcext:value-type="float">
            <text:p>49.3723431689</text:p>
          </table:table-cell>
          <table:table-cell office:value-type="float" office:value="35.8282581225" calcext:value-type="float">
            <text:p>35.8282581225</text:p>
          </table:table-cell>
          <table:table-cell office:value-type="float" office:value="52.3415587272" calcext:value-type="float">
            <text:p>52.3415587272</text:p>
          </table:table-cell>
          <table:table-cell office:value-type="float" office:value="53.0318414369" calcext:value-type="float">
            <text:p>53.0318414369</text:p>
          </table:table-cell>
          <table:table-cell office:value-type="float" office:value="50.1816412794" calcext:value-type="float">
            <text:p>50.1816412794</text:p>
          </table:table-cell>
          <table:table-cell office:value-type="float" office:value="37.3548361647" calcext:value-type="float">
            <text:p>37.3548361647</text:p>
          </table:table-cell>
          <table:table-cell office:value-type="float" office:value="34.6354104716" calcext:value-type="float">
            <text:p>34.6354104716</text:p>
          </table:table-cell>
          <table:table-cell office:value-type="float" office:value="46.0901011971" calcext:value-type="float">
            <text:p>46.0901011971</text:p>
          </table:table-cell>
          <table:table-cell office:value-type="float" office:value="38.5561111232" calcext:value-type="float">
            <text:p>38.5561111232</text:p>
          </table:table-cell>
          <table:table-cell office:value-type="float" office:value="41.5656584095" calcext:value-type="float">
            <text:p>41.5656584095</text:p>
          </table:table-cell>
          <table:table-cell office:value-type="float" office:value="47.1090287223" calcext:value-type="float">
            <text:p>47.1090287223</text:p>
          </table:table-cell>
          <table:table-cell office:value-type="float" office:value="44.5419706292" calcext:value-type="float">
            <text:p>44.5419706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pu</text:p>
          </table:table-cell>
          <table:table-cell/>
          <table:table-cell table:formula="of:=[.C19]/[.C2]" office:value-type="float" office:value="0.907244973026992" calcext:value-type="float">
            <text:p>0.907244973</text:p>
          </table:table-cell>
          <table:table-cell table:formula="of:=[.C19]/[.D2]" office:value-type="float" office:value="1.78009990642247" calcext:value-type="float">
            <text:p>1.7800999064</text:p>
          </table:table-cell>
          <table:table-cell table:formula="of:=[.C19]/[.E2]" office:value-type="float" office:value="2.52444342417364" calcext:value-type="float">
            <text:p>2.5244434242</text:p>
          </table:table-cell>
          <table:table-cell table:formula="of:=[.C19]/[.F2]" office:value-type="float" office:value="3.42685823370781" calcext:value-type="float">
            <text:p>3.4268582337</text:p>
          </table:table-cell>
          <table:table-cell table:formula="of:=[.C19]/[.G2]" office:value-type="float" office:value="4.15022712608576" calcext:value-type="float">
            <text:p>4.1502271261</text:p>
          </table:table-cell>
          <table:table-cell table:formula="of:=[.C19]/[.H2]" office:value-type="float" office:value="4.99487226569662" calcext:value-type="float">
            <text:p>4.9948722657</text:p>
          </table:table-cell>
          <table:table-cell table:formula="of:=[.C19]/[.I2]" office:value-type="float" office:value="5.70623039556494" calcext:value-type="float">
            <text:p>5.7062303956</text:p>
          </table:table-cell>
          <table:table-cell table:formula="of:=[.C19]/[.J2]" office:value-type="float" office:value="6.52421739125246" calcext:value-type="float">
            <text:p>6.5242173913</text:p>
          </table:table-cell>
          <table:table-cell table:formula="of:=[.C19]/[.K2]" office:value-type="float" office:value="7.16029971689252" calcext:value-type="float">
            <text:p>7.1602997169</text:p>
          </table:table-cell>
          <table:table-cell table:formula="of:=[.C19]/[.L2]" office:value-type="float" office:value="7.92179535056278" calcext:value-type="float">
            <text:p>7.9217953506</text:p>
          </table:table-cell>
          <table:table-cell table:formula="of:=[.C19]/[.M2]" office:value-type="float" office:value="8.50223437270711" calcext:value-type="float">
            <text:p>8.5022343727</text:p>
          </table:table-cell>
          <table:table-cell table:formula="of:=[.C19]/[.N2]" office:value-type="float" office:value="9.16044085514552" calcext:value-type="float">
            <text:p>9.1604408551</text:p>
          </table:table-cell>
          <table:table-cell table:formula="of:=[.C19]/[.O2]" office:value-type="float" office:value="9.74237793465695" calcext:value-type="float">
            <text:p>9.7423779347</text:p>
          </table:table-cell>
          <table:table-cell table:formula="of:=[.C19]/[.P2]" office:value-type="float" office:value="10.0463446441134" calcext:value-type="float">
            <text:p>10.0463446441</text:p>
          </table:table-cell>
          <table:table-cell table:formula="of:=[.C19]/[.Q2]" office:value-type="float" office:value="10.7186626917987" calcext:value-type="float">
            <text:p>10.7186626918</text:p>
          </table:table-cell>
          <table:table-cell table:formula="of:=[.C19]/[.R2]" office:value-type="float" office:value="11.0397061322125" calcext:value-type="float">
            <text:p>11.0397061322</text:p>
          </table:table-cell>
          <table:table-cell table:formula="of:=[.C19]/[.S2]" office:value-type="float" office:value="11.6685580759654" calcext:value-type="float">
            <text:p>11.668558076</text:p>
          </table:table-cell>
          <table:table-cell table:formula="of:=[.C19]/[.T2]" office:value-type="float" office:value="11.9817316071099" calcext:value-type="float">
            <text:p>11.9817316071</text:p>
          </table:table-cell>
          <table:table-cell table:formula="of:=[.C19]/[.U2]" office:value-type="float" office:value="12.4088100515861" calcext:value-type="float">
            <text:p>12.4088100516</text:p>
          </table:table-cell>
          <table:table-cell table:formula="of:=[.C19]/[.V2]" office:value-type="float" office:value="12.6030047391263" calcext:value-type="float">
            <text:p>12.6030047391</text:p>
          </table:table-cell>
          <table:table-cell table:formula="of:=[.C19]/[.W2]" office:value-type="float" office:value="12.86656840784" calcext:value-type="float">
            <text:p>12.8665684078</text:p>
          </table:table-cell>
          <table:table-cell table:formula="of:=[.C19]/[.X2]" office:value-type="float" office:value="13.4042763389952" calcext:value-type="float">
            <text:p>13.404276339</text:p>
          </table:table-cell>
          <table:table-cell table:formula="of:=[.C19]/[.Y2]" office:value-type="float" office:value="13.4909951945312" calcext:value-type="float">
            <text:p>13.4909951945</text:p>
          </table:table-cell>
          <table:table-cell table:formula="of:=[.C19]/[.Z2]" office:value-type="float" office:value="13.7219016422017" calcext:value-type="float">
            <text:p>13.7219016422</text:p>
          </table:table-cell>
          <table:table-cell table:formula="of:=[.C19]/[.AA2]" office:value-type="float" office:value="14.2843603056225" calcext:value-type="float">
            <text:p>14.2843603056</text:p>
          </table:table-cell>
          <table:table-cell table:formula="of:=[.C19]/[.AB2]" office:value-type="float" office:value="14.305367112269" calcext:value-type="float">
            <text:p>14.3053671123</text:p>
          </table:table-cell>
          <table:table-cell table:formula="of:=[.C19]/[.AC2]" office:value-type="float" office:value="14.7110102717424" calcext:value-type="float">
            <text:p>14.7110102717</text:p>
          </table:table-cell>
          <table:table-cell table:formula="of:=[.C19]/[.AD2]" office:value-type="float" office:value="14.9875630779822" calcext:value-type="float">
            <text:p>14.987563078</text:p>
          </table:table-cell>
          <table:table-cell table:formula="of:=[.C19]/[.AE2]" office:value-type="float" office:value="15.0485646836603" calcext:value-type="float">
            <text:p>15.0485646837</text:p>
          </table:table-cell>
          <table:table-cell table:formula="of:=[.C19]/[.AF2]" office:value-type="float" office:value="15.3501214866035" calcext:value-type="float">
            <text:p>15.3501214866</text:p>
          </table:table-cell>
          <table:table-cell table:formula="of:=[.C19]/[.AG2]" office:value-type="float" office:value="15.4869618468348" calcext:value-type="float">
            <text:p>15.4869618468</text:p>
          </table:table-cell>
          <table:table-cell table:formula="of:=[.C19]/[.AH2]" office:value-type="float" office:value="15.5410729536127" calcext:value-type="float">
            <text:p>15.5410729536</text:p>
          </table:table-cell>
          <table:table-cell table:formula="of:=[.C19]/[.AI2]" office:value-type="float" office:value="15.8471246341619" calcext:value-type="float">
            <text:p>15.8471246342</text:p>
          </table:table-cell>
          <table:table-cell table:formula="of:=[.C19]/[.AJ2]" office:value-type="float" office:value="15.8605876402414" calcext:value-type="float">
            <text:p>15.8605876402</text:p>
          </table:table-cell>
          <table:table-cell table:formula="of:=[.C19]/[.AK2]" office:value-type="float" office:value="15.854798387425" calcext:value-type="float">
            <text:p>15.8547983874</text:p>
          </table:table-cell>
          <table:table-cell table:formula="of:=[.C19]/[.AL2]" office:value-type="float" office:value="16.1313077231815" calcext:value-type="float">
            <text:p>16.1313077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eff</text:p>
          </table:table-cell>
          <table:table-cell/>
          <table:table-cell table:formula="of:=[.C6]/[.C1]" office:value-type="float" office:value="0.907244973026992" calcext:value-type="float">
            <text:p>0.907244973</text:p>
          </table:table-cell>
          <table:table-cell table:formula="of:=[.D6]/[.D1]" office:value-type="float" office:value="0.890049953211237" calcext:value-type="float">
            <text:p>0.8900499532</text:p>
          </table:table-cell>
          <table:table-cell table:formula="of:=[.E6]/[.E1]" office:value-type="float" office:value="0.841481141391213" calcext:value-type="float">
            <text:p>0.8414811414</text:p>
          </table:table-cell>
          <table:table-cell table:formula="of:=[.F6]/[.F1]" office:value-type="float" office:value="0.856714558426953" calcext:value-type="float">
            <text:p>0.8567145584</text:p>
          </table:table-cell>
          <table:table-cell table:formula="of:=[.G6]/[.G1]" office:value-type="float" office:value="0.830045425217153" calcext:value-type="float">
            <text:p>0.8300454252</text:p>
          </table:table-cell>
          <table:table-cell table:formula="of:=[.H6]/[.H1]" office:value-type="float" office:value="0.832478710949437" calcext:value-type="float">
            <text:p>0.8324787109</text:p>
          </table:table-cell>
          <table:table-cell table:formula="of:=[.I6]/[.I1]" office:value-type="float" office:value="0.815175770794991" calcext:value-type="float">
            <text:p>0.8151757708</text:p>
          </table:table-cell>
          <table:table-cell table:formula="of:=[.J6]/[.J1]" office:value-type="float" office:value="0.815527173906558" calcext:value-type="float">
            <text:p>0.8155271739</text:p>
          </table:table-cell>
          <table:table-cell table:formula="of:=[.K6]/[.K1]" office:value-type="float" office:value="0.795588857432502" calcext:value-type="float">
            <text:p>0.7955888574</text:p>
          </table:table-cell>
          <table:table-cell table:formula="of:=[.L6]/[.L1]" office:value-type="float" office:value="0.792179535056278" calcext:value-type="float">
            <text:p>0.7921795351</text:p>
          </table:table-cell>
          <table:table-cell table:formula="of:=[.M6]/[.M1]" office:value-type="float" office:value="0.772930397518828" calcext:value-type="float">
            <text:p>0.7729303975</text:p>
          </table:table-cell>
          <table:table-cell table:formula="of:=[.N6]/[.N1]" office:value-type="float" office:value="0.763370071262126" calcext:value-type="float">
            <text:p>0.7633700713</text:p>
          </table:table-cell>
          <table:table-cell table:formula="of:=[.O6]/[.O1]" office:value-type="float" office:value="0.749413687281304" calcext:value-type="float">
            <text:p>0.7494136873</text:p>
          </table:table-cell>
          <table:table-cell table:formula="of:=[.P6]/[.P1]" office:value-type="float" office:value="0.717596046008101" calcext:value-type="float">
            <text:p>0.717596046</text:p>
          </table:table-cell>
          <table:table-cell table:formula="of:=[.Q6]/[.Q1]" office:value-type="float" office:value="0.71457751278658" calcext:value-type="float">
            <text:p>0.7145775128</text:p>
          </table:table-cell>
          <table:table-cell table:formula="of:=[.R6]/[.R1]" office:value-type="float" office:value="0.689981633263279" calcext:value-type="float">
            <text:p>0.6899816333</text:p>
          </table:table-cell>
          <table:table-cell table:formula="of:=[.S6]/[.S1]" office:value-type="float" office:value="0.686385769174435" calcext:value-type="float">
            <text:p>0.6863857692</text:p>
          </table:table-cell>
          <table:table-cell table:formula="of:=[.T6]/[.T1]" office:value-type="float" office:value="0.665651755950552" calcext:value-type="float">
            <text:p>0.665651756</text:p>
          </table:table-cell>
          <table:table-cell table:formula="of:=[.U6]/[.U1]" office:value-type="float" office:value="0.653095265872953" calcext:value-type="float">
            <text:p>0.6530952659</text:p>
          </table:table-cell>
          <table:table-cell table:formula="of:=[.V6]/[.V1]" office:value-type="float" office:value="0.630150236956316" calcext:value-type="float">
            <text:p>0.630150237</text:p>
          </table:table-cell>
          <table:table-cell table:formula="of:=[.W6]/[.W1]" office:value-type="float" office:value="0.612693733706667" calcext:value-type="float">
            <text:p>0.6126937337</text:p>
          </table:table-cell>
          <table:table-cell table:formula="of:=[.X6]/[.X1]" office:value-type="float" office:value="0.609285288136147" calcext:value-type="float">
            <text:p>0.6092852881</text:p>
          </table:table-cell>
          <table:table-cell table:formula="of:=[.Y6]/[.Y1]" office:value-type="float" office:value="0.586565008457879" calcext:value-type="float">
            <text:p>0.5865650085</text:p>
          </table:table-cell>
          <table:table-cell table:formula="of:=[.Z6]/[.Z1]" office:value-type="float" office:value="0.571745901758403" calcext:value-type="float">
            <text:p>0.5717459018</text:p>
          </table:table-cell>
          <table:table-cell table:formula="of:=[.AA6]/[.AA1]" office:value-type="float" office:value="0.5713744122249" calcext:value-type="float">
            <text:p>0.5713744122</text:p>
          </table:table-cell>
          <table:table-cell table:formula="of:=[.AB6]/[.AB1]" office:value-type="float" office:value="0.550206427394963" calcext:value-type="float">
            <text:p>0.5502064274</text:p>
          </table:table-cell>
          <table:table-cell table:formula="of:=[.AC6]/[.AC1]" office:value-type="float" office:value="0.544852232286754" calcext:value-type="float">
            <text:p>0.5448522323</text:p>
          </table:table-cell>
          <table:table-cell table:formula="of:=[.AD6]/[.AD1]" office:value-type="float" office:value="0.535270109927937" calcext:value-type="float">
            <text:p>0.5352701099</text:p>
          </table:table-cell>
          <table:table-cell table:formula="of:=[.AE6]/[.AE1]" office:value-type="float" office:value="0.518916023574493" calcext:value-type="float">
            <text:p>0.5189160236</text:p>
          </table:table-cell>
          <table:table-cell table:formula="of:=[.AF6]/[.AF1]" office:value-type="float" office:value="0.511670716220117" calcext:value-type="float">
            <text:p>0.5116707162</text:p>
          </table:table-cell>
          <table:table-cell table:formula="of:=[.AG6]/[.AG1]" office:value-type="float" office:value="0.499579414414026" calcext:value-type="float">
            <text:p>0.4995794144</text:p>
          </table:table-cell>
          <table:table-cell table:formula="of:=[.AH6]/[.AH1]" office:value-type="float" office:value="0.485658529800398" calcext:value-type="float">
            <text:p>0.4856585298</text:p>
          </table:table-cell>
          <table:table-cell table:formula="of:=[.AI6]/[.AI1]" office:value-type="float" office:value="0.480215898004905" calcext:value-type="float">
            <text:p>0.480215898</text:p>
          </table:table-cell>
          <table:table-cell table:formula="of:=[.AJ6]/[.AJ1]" office:value-type="float" office:value="0.466487871771806" calcext:value-type="float">
            <text:p>0.4664878718</text:p>
          </table:table-cell>
          <table:table-cell table:formula="of:=[.AK6]/[.AK1]" office:value-type="float" office:value="0.452994239640713" calcext:value-type="float">
            <text:p>0.4529942396</text:p>
          </table:table-cell>
          <table:table-cell table:formula="of:=[.AL6]/[.AL1]" office:value-type="float" office:value="0.448091881199485" calcext:value-type="float">
            <text:p>0.4480918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pu_max</text:p>
          </table:table-cell>
          <table:table-cell/>
          <table:table-cell table:formula="of:=[.C19]/[.C4]" office:value-type="float" office:value="0.923320405521588" calcext:value-type="float">
            <text:p>0.9233204055</text:p>
          </table:table-cell>
          <table:table-cell table:formula="of:=[.D19]/[.D4]" office:value-type="float" office:value="1.80180926252116" calcext:value-type="float">
            <text:p>1.8018092625</text:p>
          </table:table-cell>
          <table:table-cell table:formula="of:=[.E19]/[.E4]" office:value-type="float" office:value="2.5801871041876" calcext:value-type="float">
            <text:p>2.5801871042</text:p>
          </table:table-cell>
          <table:table-cell table:formula="of:=[.F19]/[.F4]" office:value-type="float" office:value="3.46983748774374" calcext:value-type="float">
            <text:p>3.4698374877</text:p>
          </table:table-cell>
          <table:table-cell table:formula="of:=[.G19]/[.G4]" office:value-type="float" office:value="4.21285057573994" calcext:value-type="float">
            <text:p>4.2128505757</text:p>
          </table:table-cell>
          <table:table-cell table:formula="of:=[.H19]/[.H4]" office:value-type="float" office:value="5.07279953428925" calcext:value-type="float">
            <text:p>5.0727995343</text:p>
          </table:table-cell>
          <table:table-cell table:formula="of:=[.I19]/[.I4]" office:value-type="float" office:value="5.81772553659766" calcext:value-type="float">
            <text:p>5.8177255366</text:p>
          </table:table-cell>
          <table:table-cell table:formula="of:=[.J19]/[.J4]" office:value-type="float" office:value="6.64670509436181" calcext:value-type="float">
            <text:p>6.6467050944</text:p>
          </table:table-cell>
          <table:table-cell table:formula="of:=[.K19]/[.K4]" office:value-type="float" office:value="7.3506963304905" calcext:value-type="float">
            <text:p>7.3506963305</text:p>
          </table:table-cell>
          <table:table-cell table:formula="of:=[.L19]/[.L4]" office:value-type="float" office:value="8.1048494578097" calcext:value-type="float">
            <text:p>8.1048494578</text:p>
          </table:table-cell>
          <table:table-cell table:formula="of:=[.M19]/[.M4]" office:value-type="float" office:value="8.76399340963561" calcext:value-type="float">
            <text:p>8.7639934096</text:p>
          </table:table-cell>
          <table:table-cell table:formula="of:=[.N19]/[.N4]" office:value-type="float" office:value="9.68348595829696" calcext:value-type="float">
            <text:p>9.6834859583</text:p>
          </table:table-cell>
          <table:table-cell table:formula="of:=[.O19]/[.O4]" office:value-type="float" office:value="10.1969527162486" calcext:value-type="float">
            <text:p>10.1969527162</text:p>
          </table:table-cell>
          <table:table-cell table:formula="of:=[.P19]/[.P4]" office:value-type="float" office:value="10.9279305620813" calcext:value-type="float">
            <text:p>10.9279305621</text:p>
          </table:table-cell>
          <table:table-cell table:formula="of:=[.Q19]/[.Q4]" office:value-type="float" office:value="11.7357599629866" calcext:value-type="float">
            <text:p>11.735759963</text:p>
          </table:table-cell>
          <table:table-cell table:formula="of:=[.R19]/[.R4]" office:value-type="float" office:value="11.9835608357858" calcext:value-type="float">
            <text:p>11.9835608358</text:p>
          </table:table-cell>
          <table:table-cell table:formula="of:=[.S19]/[.S4]" office:value-type="float" office:value="12.6088247759484" calcext:value-type="float">
            <text:p>12.6088247759</text:p>
          </table:table-cell>
          <table:table-cell table:formula="of:=[.T19]/[.T4]" office:value-type="float" office:value="13.6075286633991" calcext:value-type="float">
            <text:p>13.6075286634</text:p>
          </table:table-cell>
          <table:table-cell table:formula="of:=[.U19]/[.U4]" office:value-type="float" office:value="13.8295448150282" calcext:value-type="float">
            <text:p>13.829544815</text:p>
          </table:table-cell>
          <table:table-cell table:formula="of:=[.V19]/[.V4]" office:value-type="float" office:value="13.4601071193274" calcext:value-type="float">
            <text:p>13.4601071193</text:p>
          </table:table-cell>
          <table:table-cell table:formula="of:=[.W19]/[.W4]" office:value-type="float" office:value="13.9223942793079" calcext:value-type="float">
            <text:p>13.9223942793</text:p>
          </table:table-cell>
          <table:table-cell table:formula="of:=[.X19]/[.X4]" office:value-type="float" office:value="14.4595993260497" calcext:value-type="float">
            <text:p>14.459599326</text:p>
          </table:table-cell>
          <table:table-cell table:formula="of:=[.Y19]/[.Y4]" office:value-type="float" office:value="14.7305440722187" calcext:value-type="float">
            <text:p>14.7305440722</text:p>
          </table:table-cell>
          <table:table-cell table:formula="of:=[.Z19]/[.Z4]" office:value-type="float" office:value="14.7524249963275" calcext:value-type="float">
            <text:p>14.7524249963</text:p>
          </table:table-cell>
          <table:table-cell table:formula="of:=[.AA19]/[.AA4]" office:value-type="float" office:value="15.2721019419055" calcext:value-type="float">
            <text:p>15.2721019419</text:p>
          </table:table-cell>
          <table:table-cell table:formula="of:=[.AB19]/[.AB4]" office:value-type="float" office:value="15.0337386855191" calcext:value-type="float">
            <text:p>15.0337386855</text:p>
          </table:table-cell>
          <table:table-cell table:formula="of:=[.AC19]/[.AC4]" office:value-type="float" office:value="15.8085651569375" calcext:value-type="float">
            <text:p>15.8085651569</text:p>
          </table:table-cell>
          <table:table-cell table:formula="of:=[.AD19]/[.AD4]" office:value-type="float" office:value="15.7575895767112" calcext:value-type="float">
            <text:p>15.7575895767</text:p>
          </table:table-cell>
          <table:table-cell table:formula="of:=[.AE19]/[.AE4]" office:value-type="float" office:value="16.0459715955588" calcext:value-type="float">
            <text:p>16.0459715956</text:p>
          </table:table-cell>
          <table:table-cell table:formula="of:=[.AF19]/[.AF4]" office:value-type="float" office:value="16.0629894893816" calcext:value-type="float">
            <text:p>16.0629894894</text:p>
          </table:table-cell>
          <table:table-cell table:formula="of:=[.AG19]/[.AG4]" office:value-type="float" office:value="16.2931358009273" calcext:value-type="float">
            <text:p>16.2931358009</text:p>
          </table:table-cell>
          <table:table-cell table:formula="of:=[.AH19]/[.AH4]" office:value-type="float" office:value="16.3812922340746" calcext:value-type="float">
            <text:p>16.3812922341</text:p>
          </table:table-cell>
          <table:table-cell table:formula="of:=[.AI19]/[.AI4]" office:value-type="float" office:value="16.7887663903151" calcext:value-type="float">
            <text:p>16.7887663903</text:p>
          </table:table-cell>
          <table:table-cell table:formula="of:=[.AJ19]/[.AJ4]" office:value-type="float" office:value="16.7285519687605" calcext:value-type="float">
            <text:p>16.7285519688</text:p>
          </table:table-cell>
          <table:table-cell table:formula="of:=[.AK19]/[.AK4]" office:value-type="float" office:value="16.9528094226336" calcext:value-type="float">
            <text:p>16.9528094226</text:p>
          </table:table-cell>
          <table:table-cell table:formula="of:=[.AL19]/[.AL4]" office:value-type="float" office:value="17.083580719093" calcext:value-type="float">
            <text:p>17.0835807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pu_min</text:p>
          </table:table-cell>
          <table:table-cell/>
          <table:table-cell table:formula="of:=[.C19]/[.C3]" office:value-type="float" office:value="0.891869132614851" calcext:value-type="float">
            <text:p>0.8918691326</text:p>
          </table:table-cell>
          <table:table-cell table:formula="of:=[.D19]/[.D3]" office:value-type="float" office:value="1.75847045938136" calcext:value-type="float">
            <text:p>1.7584704594</text:p>
          </table:table-cell>
          <table:table-cell table:formula="of:=[.E19]/[.E3]" office:value-type="float" office:value="2.43455971484683" calcext:value-type="float">
            <text:p>2.4345597148</text:p>
          </table:table-cell>
          <table:table-cell table:formula="of:=[.F19]/[.F3]" office:value-type="float" office:value="3.38866506416538" calcext:value-type="float">
            <text:p>3.3886650642</text:p>
          </table:table-cell>
          <table:table-cell table:formula="of:=[.G19]/[.G3]" office:value-type="float" office:value="4.08171102638434" calcext:value-type="float">
            <text:p>4.0817110264</text:p>
          </table:table-cell>
          <table:table-cell table:formula="of:=[.H19]/[.H3]" office:value-type="float" office:value="4.93762095078383" calcext:value-type="float">
            <text:p>4.9376209508</text:p>
          </table:table-cell>
          <table:table-cell table:formula="of:=[.I19]/[.I3]" office:value-type="float" office:value="5.60316615883295" calcext:value-type="float">
            <text:p>5.6031661588</text:p>
          </table:table-cell>
          <table:table-cell table:formula="of:=[.J19]/[.J3]" office:value-type="float" office:value="6.40879566931568" calcext:value-type="float">
            <text:p>6.4087956693</text:p>
          </table:table-cell>
          <table:table-cell table:formula="of:=[.K19]/[.K3]" office:value-type="float" office:value="6.94389173626813" calcext:value-type="float">
            <text:p>6.9438917363</text:p>
          </table:table-cell>
          <table:table-cell table:formula="of:=[.L19]/[.L3]" office:value-type="float" office:value="7.65474847163318" calcext:value-type="float">
            <text:p>7.6547484716</text:p>
          </table:table-cell>
          <table:table-cell table:formula="of:=[.M19]/[.M3]" office:value-type="float" office:value="8.15055536011327" calcext:value-type="float">
            <text:p>8.1505553601</text:p>
          </table:table-cell>
          <table:table-cell table:formula="of:=[.N19]/[.N3]" office:value-type="float" office:value="8.86207824354577" calcext:value-type="float">
            <text:p>8.8620782435</text:p>
          </table:table-cell>
          <table:table-cell table:formula="of:=[.O19]/[.O3]" office:value-type="float" office:value="9.46361378325529" calcext:value-type="float">
            <text:p>9.4636137833</text:p>
          </table:table-cell>
          <table:table-cell table:formula="of:=[.P19]/[.P3]" office:value-type="float" office:value="8.90166044669056" calcext:value-type="float">
            <text:p>8.9016604467</text:p>
          </table:table-cell>
          <table:table-cell table:formula="of:=[.Q19]/[.Q3]" office:value-type="float" office:value="9.8634020586053" calcext:value-type="float">
            <text:p>9.8634020586</text:p>
          </table:table-cell>
          <table:table-cell table:formula="of:=[.R19]/[.R3]" office:value-type="float" office:value="10.2404325426007" calcext:value-type="float">
            <text:p>10.2404325426</text:p>
          </table:table-cell>
          <table:table-cell table:formula="of:=[.S19]/[.S3]" office:value-type="float" office:value="10.4790254919681" calcext:value-type="float">
            <text:p>10.479025492</text:p>
          </table:table-cell>
          <table:table-cell table:formula="of:=[.T19]/[.T3]" office:value-type="float" office:value="10.3932146902477" calcext:value-type="float">
            <text:p>10.3932146902</text:p>
          </table:table-cell>
          <table:table-cell table:formula="of:=[.U19]/[.U3]" office:value-type="float" office:value="10.9888002603447" calcext:value-type="float">
            <text:p>10.9888002603</text:p>
          </table:table-cell>
          <table:table-cell table:formula="of:=[.V19]/[.V3]" office:value-type="float" office:value="11.6107441103426" calcext:value-type="float">
            <text:p>11.6107441103</text:p>
          </table:table-cell>
          <table:table-cell table:formula="of:=[.W19]/[.W3]" office:value-type="float" office:value="11.8591842251528" calcext:value-type="float">
            <text:p>11.8591842252</text:p>
          </table:table-cell>
          <table:table-cell table:formula="of:=[.X19]/[.X3]" office:value-type="float" office:value="12.4634254192052" calcext:value-type="float">
            <text:p>12.4634254192</text:p>
          </table:table-cell>
          <table:table-cell table:formula="of:=[.Y19]/[.Y3]" office:value-type="float" office:value="12.2837466638757" calcext:value-type="float">
            <text:p>12.2837466639</text:p>
          </table:table-cell>
          <table:table-cell table:formula="of:=[.Z19]/[.Z3]" office:value-type="float" office:value="13.1334275128086" calcext:value-type="float">
            <text:p>13.1334275128</text:p>
          </table:table-cell>
          <table:table-cell table:formula="of:=[.AA19]/[.AA3]" office:value-type="float" office:value="13.4927685940022" calcext:value-type="float">
            <text:p>13.492768594</text:p>
          </table:table-cell>
          <table:table-cell table:formula="of:=[.AB19]/[.AB3]" office:value-type="float" office:value="13.5877696098114" calcext:value-type="float">
            <text:p>13.5877696098</text:p>
          </table:table-cell>
          <table:table-cell table:formula="of:=[.AC19]/[.AC3]" office:value-type="float" office:value="13.2908353824871" calcext:value-type="float">
            <text:p>13.2908353825</text:p>
          </table:table-cell>
          <table:table-cell table:formula="of:=[.AD19]/[.AD3]" office:value-type="float" office:value="13.4658423262573" calcext:value-type="float">
            <text:p>13.4658423263</text:p>
          </table:table-cell>
          <table:table-cell table:formula="of:=[.AE19]/[.AE3]" office:value-type="float" office:value="14.2408189505509" calcext:value-type="float">
            <text:p>14.2408189506</text:p>
          </table:table-cell>
          <table:table-cell table:formula="of:=[.AF19]/[.AF3]" office:value-type="float" office:value="14.2155719363404" calcext:value-type="float">
            <text:p>14.2155719363</text:p>
          </table:table-cell>
          <table:table-cell table:formula="of:=[.AG19]/[.AG3]" office:value-type="float" office:value="14.459960190948" calcext:value-type="float">
            <text:p>14.4599601909</text:p>
          </table:table-cell>
          <table:table-cell table:formula="of:=[.AH19]/[.AH3]" office:value-type="float" office:value="14.2247173214169" calcext:value-type="float">
            <text:p>14.2247173214</text:p>
          </table:table-cell>
          <table:table-cell table:formula="of:=[.AI19]/[.AI3]" office:value-type="float" office:value="14.6811171095989" calcext:value-type="float">
            <text:p>14.6811171096</text:p>
          </table:table-cell>
          <table:table-cell table:formula="of:=[.AJ19]/[.AJ3]" office:value-type="float" office:value="14.8849758418515" calcext:value-type="float">
            <text:p>14.8849758419</text:p>
          </table:table-cell>
          <table:table-cell table:formula="of:=[.AK19]/[.AK3]" office:value-type="float" office:value="14.5411055487929" calcext:value-type="float">
            <text:p>14.5411055488</text:p>
          </table:table-cell>
          <table:table-cell table:formula="of:=[.AL19]/[.AL3]" office:value-type="float" office:value="14.8061549274246" calcext:value-type="float">
            <text:p>14.8061549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avg</text:p>
          </table:table-cell>
          <table:table-cell office:value-type="string" calcext:value-type="string">
            <text:p>OpenMP</text:p>
          </table:table-cell>
          <table:table-cell office:value-type="float" office:value="19563.1667" calcext:value-type="float">
            <text:p>19563.1667</text:p>
          </table:table-cell>
          <table:table-cell office:value-type="float" office:value="10435.5104285714" calcext:value-type="float">
            <text:p>10435.5104285714</text:p>
          </table:table-cell>
          <table:table-cell office:value-type="float" office:value="5771.4826190476" calcext:value-type="float">
            <text:p>5771.4826190476</text:p>
          </table:table-cell>
          <table:table-cell office:value-type="float" office:value="3903.1800952381" calcext:value-type="float">
            <text:p>3903.1800952381</text:p>
          </table:table-cell>
          <table:table-cell office:value-type="float" office:value="3100.8941904762" calcext:value-type="float">
            <text:p>3100.8941904762</text:p>
          </table:table-cell>
          <table:table-cell office:value-type="float" office:value="2515.4042857143" calcext:value-type="float">
            <text:p>2515.4042857143</text:p>
          </table:table-cell>
          <table:table-cell office:value-type="float" office:value="2238.9948095238" calcext:value-type="float">
            <text:p>2238.9948095238</text:p>
          </table:table-cell>
          <table:table-cell office:value-type="float" office:value="2004.1678095238" calcext:value-type="float">
            <text:p>2004.1678095238</text:p>
          </table:table-cell>
          <table:table-cell office:value-type="float" office:value="1828.0830952381" calcext:value-type="float">
            <text:p>1828.0830952381</text:p>
          </table:table-cell>
          <table:table-cell office:value-type="float" office:value="1791.229" calcext:value-type="float">
            <text:p>1791.229</text:p>
          </table:table-cell>
          <table:table-cell office:value-type="float" office:value="1715.6821904762" calcext:value-type="float">
            <text:p>1715.6821904762</text:p>
          </table:table-cell>
          <table:table-cell office:value-type="float" office:value="1684.0986190476" calcext:value-type="float">
            <text:p>1684.0986190476</text:p>
          </table:table-cell>
          <table:table-cell office:value-type="float" office:value="1669.8454761905" calcext:value-type="float">
            <text:p>1669.8454761905</text:p>
          </table:table-cell>
          <table:table-cell office:value-type="float" office:value="1639.0672380952" calcext:value-type="float">
            <text:p>1639.0672380952</text:p>
          </table:table-cell>
          <table:table-cell office:value-type="float" office:value="1648.8777142857" calcext:value-type="float">
            <text:p>1648.8777142857</text:p>
          </table:table-cell>
          <table:table-cell office:value-type="float" office:value="1660.0260952381" calcext:value-type="float">
            <text:p>1660.0260952381</text:p>
          </table:table-cell>
          <table:table-cell office:value-type="float" office:value="1625.6982380952" calcext:value-type="float">
            <text:p>1625.6982380952</text:p>
          </table:table-cell>
          <table:table-cell office:value-type="float" office:value="1607.0316666667" calcext:value-type="float">
            <text:p>1607.0316666667</text:p>
          </table:table-cell>
          <table:table-cell office:value-type="float" office:value="1598.7349047619" calcext:value-type="float">
            <text:p>1598.7349047619</text:p>
          </table:table-cell>
          <table:table-cell office:value-type="float" office:value="1610.6205238095" calcext:value-type="float">
            <text:p>1610.6205238095</text:p>
          </table:table-cell>
          <table:table-cell office:value-type="float" office:value="1605.4409047619" calcext:value-type="float">
            <text:p>1605.4409047619</text:p>
          </table:table-cell>
          <table:table-cell office:value-type="float" office:value="1591.6059047619" calcext:value-type="float">
            <text:p>1591.6059047619</text:p>
          </table:table-cell>
          <table:table-cell office:value-type="float" office:value="1567.3705714286" calcext:value-type="float">
            <text:p>1567.3705714286</text:p>
          </table:table-cell>
          <table:table-cell office:value-type="float" office:value="1572.8153809524" calcext:value-type="float">
            <text:p>1572.8153809524</text:p>
          </table:table-cell>
          <table:table-cell office:value-type="float" office:value="1585.9452857143" calcext:value-type="float">
            <text:p>1585.9452857143</text:p>
          </table:table-cell>
          <table:table-cell office:value-type="float" office:value="1567.5797619048" calcext:value-type="float">
            <text:p>1567.5797619048</text:p>
          </table:table-cell>
          <table:table-cell office:value-type="float" office:value="1567.8024285714" calcext:value-type="float">
            <text:p>1567.8024285714</text:p>
          </table:table-cell>
          <table:table-cell office:value-type="float" office:value="1572.3564761905" calcext:value-type="float">
            <text:p>1572.3564761905</text:p>
          </table:table-cell>
          <table:table-cell office:value-type="float" office:value="1595.4073333333" calcext:value-type="float">
            <text:p>1595.4073333333</text:p>
          </table:table-cell>
          <table:table-cell office:value-type="float" office:value="1586.5783809524" calcext:value-type="float">
            <text:p>1586.5783809524</text:p>
          </table:table-cell>
          <table:table-cell office:value-type="float" office:value="1593.5751428572" calcext:value-type="float">
            <text:p>1593.5751428572</text:p>
          </table:table-cell>
          <table:table-cell office:value-type="float" office:value="1618.3594285714" calcext:value-type="float">
            <text:p>1618.3594285714</text:p>
          </table:table-cell>
          <table:table-cell office:value-type="float" office:value="1625.9060476191" calcext:value-type="float">
            <text:p>1625.9060476191</text:p>
          </table:table-cell>
          <table:table-cell office:value-type="float" office:value="1617.1114285714" calcext:value-type="float">
            <text:p>1617.1114285714</text:p>
          </table:table-cell>
          <table:table-cell office:value-type="float" office:value="1651.706" calcext:value-type="float">
            <text:p>1651.706</text:p>
          </table:table-cell>
          <table:table-cell office:value-type="float" office:value="1658.2490476191" calcext:value-type="float">
            <text:p>1658.2490476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ax</text:p>
          </table:table-cell>
          <table:table-cell/>
          <table:table-cell office:value-type="float" office:value="19670.924" calcext:value-type="float">
            <text:p>19670.924</text:p>
          </table:table-cell>
          <table:table-cell office:value-type="float" office:value="10496.929" calcext:value-type="float">
            <text:p>10496.929</text:p>
          </table:table-cell>
          <table:table-cell office:value-type="float" office:value="6594.586" calcext:value-type="float">
            <text:p>6594.586</text:p>
          </table:table-cell>
          <table:table-cell office:value-type="float" office:value="4668.718" calcext:value-type="float">
            <text:p>4668.718</text:p>
          </table:table-cell>
          <table:table-cell office:value-type="float" office:value="3489.405" calcext:value-type="float">
            <text:p>3489.405</text:p>
          </table:table-cell>
          <table:table-cell office:value-type="float" office:value="2873.606" calcext:value-type="float">
            <text:p>2873.606</text:p>
          </table:table-cell>
          <table:table-cell office:value-type="float" office:value="2716.964" calcext:value-type="float">
            <text:p>2716.964</text:p>
          </table:table-cell>
          <table:table-cell office:value-type="float" office:value="2324.883" calcext:value-type="float">
            <text:p>2324.883</text:p>
          </table:table-cell>
          <table:table-cell office:value-type="float" office:value="1988.823" calcext:value-type="float">
            <text:p>1988.823</text:p>
          </table:table-cell>
          <table:table-cell office:value-type="float" office:value="1910.852" calcext:value-type="float">
            <text:p>1910.852</text:p>
          </table:table-cell>
          <table:table-cell office:value-type="float" office:value="1825.386" calcext:value-type="float">
            <text:p>1825.386</text:p>
          </table:table-cell>
          <table:table-cell office:value-type="float" office:value="1878.374" calcext:value-type="float">
            <text:p>1878.374</text:p>
          </table:table-cell>
          <table:table-cell office:value-type="float" office:value="1855.339" calcext:value-type="float">
            <text:p>1855.339</text:p>
          </table:table-cell>
          <table:table-cell office:value-type="float" office:value="1733.147" calcext:value-type="float">
            <text:p>1733.147</text:p>
          </table:table-cell>
          <table:table-cell office:value-type="float" office:value="1886.619" calcext:value-type="float">
            <text:p>1886.619</text:p>
          </table:table-cell>
          <table:table-cell office:value-type="float" office:value="1810.049" calcext:value-type="float">
            <text:p>1810.049</text:p>
          </table:table-cell>
          <table:table-cell office:value-type="float" office:value="1783.138" calcext:value-type="float">
            <text:p>1783.138</text:p>
          </table:table-cell>
          <table:table-cell office:value-type="float" office:value="1729.198" calcext:value-type="float">
            <text:p>1729.198</text:p>
          </table:table-cell>
          <table:table-cell office:value-type="float" office:value="1714.899" calcext:value-type="float">
            <text:p>1714.899</text:p>
          </table:table-cell>
          <table:table-cell office:value-type="float" office:value="1801.278" calcext:value-type="float">
            <text:p>1801.278</text:p>
          </table:table-cell>
          <table:table-cell office:value-type="float" office:value="1703.173" calcext:value-type="float">
            <text:p>1703.173</text:p>
          </table:table-cell>
          <table:table-cell office:value-type="float" office:value="1703.625" calcext:value-type="float">
            <text:p>1703.625</text:p>
          </table:table-cell>
          <table:table-cell office:value-type="float" office:value="1649.404" calcext:value-type="float">
            <text:p>1649.404</text:p>
          </table:table-cell>
          <table:table-cell office:value-type="float" office:value="1700.235" calcext:value-type="float">
            <text:p>1700.235</text:p>
          </table:table-cell>
          <table:table-cell office:value-type="float" office:value="1694.234" calcext:value-type="float">
            <text:p>1694.234</text:p>
          </table:table-cell>
          <table:table-cell office:value-type="float" office:value="1767.048" calcext:value-type="float">
            <text:p>1767.048</text:p>
          </table:table-cell>
          <table:table-cell office:value-type="float" office:value="1709.57" calcext:value-type="float">
            <text:p>1709.57</text:p>
          </table:table-cell>
          <table:table-cell office:value-type="float" office:value="1676.049" calcext:value-type="float">
            <text:p>1676.049</text:p>
          </table:table-cell>
          <table:table-cell office:value-type="float" office:value="1689.512" calcext:value-type="float">
            <text:p>1689.512</text:p>
          </table:table-cell>
          <table:table-cell office:value-type="float" office:value="1740.332" calcext:value-type="float">
            <text:p>1740.332</text:p>
          </table:table-cell>
          <table:table-cell office:value-type="float" office:value="1732.853" calcext:value-type="float">
            <text:p>1732.853</text:p>
          </table:table-cell>
          <table:table-cell office:value-type="float" office:value="1738.664" calcext:value-type="float">
            <text:p>1738.664</text:p>
          </table:table-cell>
          <table:table-cell office:value-type="float" office:value="1741.305" calcext:value-type="float">
            <text:p>1741.305</text:p>
          </table:table-cell>
          <table:table-cell office:value-type="float" office:value="1734.111" calcext:value-type="float">
            <text:p>1734.111</text:p>
          </table:table-cell>
          <table:table-cell office:value-type="float" office:value="1794.553" calcext:value-type="float">
            <text:p>1794.553</text:p>
          </table:table-cell>
          <table:table-cell office:value-type="float" office:value="1908.628" calcext:value-type="float">
            <text:p>1908.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in</text:p>
          </table:table-cell>
          <table:table-cell/>
          <table:table-cell office:value-type="float" office:value="19180.235" calcext:value-type="float">
            <text:p>19180.235</text:p>
          </table:table-cell>
          <table:table-cell office:value-type="float" office:value="10358.569" calcext:value-type="float">
            <text:p>10358.569</text:p>
          </table:table-cell>
          <table:table-cell office:value-type="float" office:value="5098.788" calcext:value-type="float">
            <text:p>5098.788</text:p>
          </table:table-cell>
          <table:table-cell office:value-type="float" office:value="3239.607" calcext:value-type="float">
            <text:p>3239.607</text:p>
          </table:table-cell>
          <table:table-cell office:value-type="float" office:value="2561.487" calcext:value-type="float">
            <text:p>2561.487</text:p>
          </table:table-cell>
          <table:table-cell office:value-type="float" office:value="2205.282" calcext:value-type="float">
            <text:p>2205.282</text:p>
          </table:table-cell>
          <table:table-cell office:value-type="float" office:value="1983.967" calcext:value-type="float">
            <text:p>1983.967</text:p>
          </table:table-cell>
          <table:table-cell office:value-type="float" office:value="1811.303" calcext:value-type="float">
            <text:p>1811.303</text:p>
          </table:table-cell>
          <table:table-cell office:value-type="float" office:value="1685.26" calcext:value-type="float">
            <text:p>1685.26</text:p>
          </table:table-cell>
          <table:table-cell office:value-type="float" office:value="1696.898" calcext:value-type="float">
            <text:p>1696.898</text:p>
          </table:table-cell>
          <table:table-cell office:value-type="float" office:value="1614.101" calcext:value-type="float">
            <text:p>1614.101</text:p>
          </table:table-cell>
          <table:table-cell office:value-type="float" office:value="1599.919" calcext:value-type="float">
            <text:p>1599.919</text:p>
          </table:table-cell>
          <table:table-cell office:value-type="float" office:value="1519.767" calcext:value-type="float">
            <text:p>1519.767</text:p>
          </table:table-cell>
          <table:table-cell office:value-type="float" office:value="1540.155" calcext:value-type="float">
            <text:p>1540.155</text:p>
          </table:table-cell>
          <table:table-cell office:value-type="float" office:value="1477.885" calcext:value-type="float">
            <text:p>1477.885</text:p>
          </table:table-cell>
          <table:table-cell office:value-type="float" office:value="1532.433" calcext:value-type="float">
            <text:p>1532.433</text:p>
          </table:table-cell>
          <table:table-cell office:value-type="float" office:value="1544.664" calcext:value-type="float">
            <text:p>1544.664</text:p>
          </table:table-cell>
          <table:table-cell office:value-type="float" office:value="1471.162" calcext:value-type="float">
            <text:p>1471.162</text:p>
          </table:table-cell>
          <table:table-cell office:value-type="float" office:value="1446.366" calcext:value-type="float">
            <text:p>1446.366</text:p>
          </table:table-cell>
          <table:table-cell office:value-type="float" office:value="1468.948" calcext:value-type="float">
            <text:p>1468.948</text:p>
          </table:table-cell>
          <table:table-cell office:value-type="float" office:value="1527.691" calcext:value-type="float">
            <text:p>1527.691</text:p>
          </table:table-cell>
          <table:table-cell office:value-type="float" office:value="1501.009" calcext:value-type="float">
            <text:p>1501.009</text:p>
          </table:table-cell>
          <table:table-cell office:value-type="float" office:value="1475.734" calcext:value-type="float">
            <text:p>1475.734</text:p>
          </table:table-cell>
          <table:table-cell office:value-type="float" office:value="1472.006" calcext:value-type="float">
            <text:p>1472.006</text:p>
          </table:table-cell>
          <table:table-cell office:value-type="float" office:value="1512.905" calcext:value-type="float">
            <text:p>1512.905</text:p>
          </table:table-cell>
          <table:table-cell office:value-type="float" office:value="1476.265" calcext:value-type="float">
            <text:p>1476.265</text:p>
          </table:table-cell>
          <table:table-cell office:value-type="float" office:value="1409.68" calcext:value-type="float">
            <text:p>1409.68</text:p>
          </table:table-cell>
          <table:table-cell office:value-type="float" office:value="1484.418" calcext:value-type="float">
            <text:p>1484.418</text:p>
          </table:table-cell>
          <table:table-cell office:value-type="float" office:value="1515.913" calcext:value-type="float">
            <text:p>1515.913</text:p>
          </table:table-cell>
          <table:table-cell office:value-type="float" office:value="1458.301" calcext:value-type="float">
            <text:p>1458.301</text:p>
          </table:table-cell>
          <table:table-cell office:value-type="float" office:value="1502.477" calcext:value-type="float">
            <text:p>1502.477</text:p>
          </table:table-cell>
          <table:table-cell office:value-type="float" office:value="1530.597" calcext:value-type="float">
            <text:p>1530.597</text:p>
          </table:table-cell>
          <table:table-cell office:value-type="float" office:value="1463.122" calcext:value-type="float">
            <text:p>1463.122</text:p>
          </table:table-cell>
          <table:table-cell office:value-type="float" office:value="1517.126" calcext:value-type="float">
            <text:p>1517.126</text:p>
          </table:table-cell>
          <table:table-cell office:value-type="float" office:value="1554.068" calcext:value-type="float">
            <text:p>1554.068</text:p>
          </table:table-cell>
          <table:table-cell office:value-type="float" office:value="1572.615" calcext:value-type="float">
            <text:p>1572.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td</text:p>
          </table:table-cell>
          <table:table-cell/>
          <table:table-cell office:value-type="float" office:value="120.2181569639" calcext:value-type="float">
            <text:p>120.2181569639</text:p>
          </table:table-cell>
          <table:table-cell office:value-type="float" office:value="32.4279754141" calcext:value-type="float">
            <text:p>32.4279754141</text:p>
          </table:table-cell>
          <table:table-cell office:value-type="float" office:value="379.3036679488" calcext:value-type="float">
            <text:p>379.3036679488</text:p>
          </table:table-cell>
          <table:table-cell office:value-type="float" office:value="427.1228885407" calcext:value-type="float">
            <text:p>427.1228885407</text:p>
          </table:table-cell>
          <table:table-cell office:value-type="float" office:value="251.1053970202" calcext:value-type="float">
            <text:p>251.1053970202</text:p>
          </table:table-cell>
          <table:table-cell office:value-type="float" office:value="186.6097047131" calcext:value-type="float">
            <text:p>186.6097047131</text:p>
          </table:table-cell>
          <table:table-cell office:value-type="float" office:value="176.5751860958" calcext:value-type="float">
            <text:p>176.5751860958</text:p>
          </table:table-cell>
          <table:table-cell office:value-type="float" office:value="147.9190367977" calcext:value-type="float">
            <text:p>147.9190367977</text:p>
          </table:table-cell>
          <table:table-cell office:value-type="float" office:value="81.8903288746" calcext:value-type="float">
            <text:p>81.8903288746</text:p>
          </table:table-cell>
          <table:table-cell office:value-type="float" office:value="54.4023891203" calcext:value-type="float">
            <text:p>54.4023891203</text:p>
          </table:table-cell>
          <table:table-cell office:value-type="float" office:value="58.4289046848" calcext:value-type="float">
            <text:p>58.4289046848</text:p>
          </table:table-cell>
          <table:table-cell office:value-type="float" office:value="59.2428489765" calcext:value-type="float">
            <text:p>59.2428489765</text:p>
          </table:table-cell>
          <table:table-cell office:value-type="float" office:value="77.6988167745" calcext:value-type="float">
            <text:p>77.6988167745</text:p>
          </table:table-cell>
          <table:table-cell office:value-type="float" office:value="50.6557789841" calcext:value-type="float">
            <text:p>50.6557789841</text:p>
          </table:table-cell>
          <table:table-cell office:value-type="float" office:value="92.7236195972" calcext:value-type="float">
            <text:p>92.7236195972</text:p>
          </table:table-cell>
          <table:table-cell office:value-type="float" office:value="74.4201892009" calcext:value-type="float">
            <text:p>74.4201892009</text:p>
          </table:table-cell>
          <table:table-cell office:value-type="float" office:value="71.4588569331" calcext:value-type="float">
            <text:p>71.4588569331</text:p>
          </table:table-cell>
          <table:table-cell office:value-type="float" office:value="62.6549304495" calcext:value-type="float">
            <text:p>62.6549304495</text:p>
          </table:table-cell>
          <table:table-cell office:value-type="float" office:value="75.3021051418" calcext:value-type="float">
            <text:p>75.3021051418</text:p>
          </table:table-cell>
          <table:table-cell office:value-type="float" office:value="75.2428093499" calcext:value-type="float">
            <text:p>75.2428093499</text:p>
          </table:table-cell>
          <table:table-cell office:value-type="float" office:value="50.4392283812" calcext:value-type="float">
            <text:p>50.4392283812</text:p>
          </table:table-cell>
          <table:table-cell office:value-type="float" office:value="54.0906877752" calcext:value-type="float">
            <text:p>54.0906877752</text:p>
          </table:table-cell>
          <table:table-cell office:value-type="float" office:value="49.0132011305" calcext:value-type="float">
            <text:p>49.0132011305</text:p>
          </table:table-cell>
          <table:table-cell office:value-type="float" office:value="60.1381442992" calcext:value-type="float">
            <text:p>60.1381442992</text:p>
          </table:table-cell>
          <table:table-cell office:value-type="float" office:value="50.906588118" calcext:value-type="float">
            <text:p>50.906588118</text:p>
          </table:table-cell>
          <table:table-cell office:value-type="float" office:value="68.1059970208" calcext:value-type="float">
            <text:p>68.1059970208</text:p>
          </table:table-cell>
          <table:table-cell office:value-type="float" office:value="81.0277677673" calcext:value-type="float">
            <text:p>81.0277677673</text:p>
          </table:table-cell>
          <table:table-cell office:value-type="float" office:value="45.6010430326" calcext:value-type="float">
            <text:p>45.6010430326</text:p>
          </table:table-cell>
          <table:table-cell office:value-type="float" office:value="55.6233301218" calcext:value-type="float">
            <text:p>55.6233301218</text:p>
          </table:table-cell>
          <table:table-cell office:value-type="float" office:value="70.9978662802" calcext:value-type="float">
            <text:p>70.9978662802</text:p>
          </table:table-cell>
          <table:table-cell office:value-type="float" office:value="55.844395309" calcext:value-type="float">
            <text:p>55.844395309</text:p>
          </table:table-cell>
          <table:table-cell office:value-type="float" office:value="58.4390734223" calcext:value-type="float">
            <text:p>58.4390734223</text:p>
          </table:table-cell>
          <table:table-cell office:value-type="float" office:value="68.1147641826" calcext:value-type="float">
            <text:p>68.1147641826</text:p>
          </table:table-cell>
          <table:table-cell office:value-type="float" office:value="60.2437530036" calcext:value-type="float">
            <text:p>60.2437530036</text:p>
          </table:table-cell>
          <table:table-cell office:value-type="float" office:value="63.4975266369" calcext:value-type="float">
            <text:p>63.4975266369</text:p>
          </table:table-cell>
          <table:table-cell office:value-type="float" office:value="75.8075299495" calcext:value-type="float">
            <text:p>75.8075299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pu</text:p>
          </table:table-cell>
          <table:table-cell/>
          <table:table-cell table:formula="of:=[.C19]/[.C10]" office:value-type="float" office:value="0.958761405432383" calcext:value-type="float">
            <text:p>0.9587614054</text:p>
          </table:table-cell>
          <table:table-cell table:formula="of:=[.C19]/[.D10]" office:value-type="float" office:value="1.79736384994133" calcext:value-type="float">
            <text:p>1.7973638499</text:p>
          </table:table-cell>
          <table:table-cell table:formula="of:=[.C19]/[.E10]" office:value-type="float" office:value="3.24984244743254" calcext:value-type="float">
            <text:p>3.2498424474</text:p>
          </table:table-cell>
          <table:table-cell table:formula="of:=[.C19]/[.F10]" office:value-type="float" office:value="4.80541731161289" calcext:value-type="float">
            <text:p>4.8054173116</text:p>
          </table:table-cell>
          <table:table-cell table:formula="of:=[.C19]/[.G10]" office:value-type="float" office:value="6.04870983911889" calcext:value-type="float">
            <text:p>6.0487098391</text:p>
          </table:table-cell>
          <table:table-cell table:formula="of:=[.C19]/[.H10]" office:value-type="float" office:value="7.45661812954801" calcext:value-type="float">
            <text:p>7.4566181295</text:p>
          </table:table-cell>
          <table:table-cell table:formula="of:=[.C19]/[.I10]" office:value-type="float" office:value="8.37715617750324" calcext:value-type="float">
            <text:p>8.3771561775</text:p>
          </table:table-cell>
          <table:table-cell table:formula="of:=[.C19]/[.J10]" office:value-type="float" office:value="9.3587019564278" calcext:value-type="float">
            <text:p>9.3587019564</text:p>
          </table:table-cell>
          <table:table-cell table:formula="of:=[.C19]/[.K10]" office:value-type="float" office:value="10.2601513294761" calcext:value-type="float">
            <text:p>10.2601513295</text:p>
          </table:table-cell>
          <table:table-cell table:formula="of:=[.C19]/[.L10]" office:value-type="float" office:value="10.4712514145316" calcext:value-type="float">
            <text:p>10.4712514145</text:p>
          </table:table-cell>
          <table:table-cell table:formula="of:=[.C19]/[.M10]" office:value-type="float" office:value="10.9323330999863" calcext:value-type="float">
            <text:p>10.9323331</text:p>
          </table:table-cell>
          <table:table-cell table:formula="of:=[.C19]/[.N10]" office:value-type="float" office:value="11.1373579835884" calcext:value-type="float">
            <text:p>11.1373579836</text:p>
          </table:table-cell>
          <table:table-cell table:formula="of:=[.C19]/[.O10]" office:value-type="float" office:value="11.2324220818263" calcext:value-type="float">
            <text:p>11.2324220818</text:p>
          </table:table-cell>
          <table:table-cell table:formula="of:=[.C19]/[.P10]" office:value-type="float" office:value="11.4433433626538" calcext:value-type="float">
            <text:p>11.4433433627</text:p>
          </table:table-cell>
          <table:table-cell table:formula="of:=[.C19]/[.Q10]" office:value-type="float" office:value="11.3752578723677" calcext:value-type="float">
            <text:p>11.3752578724</text:p>
          </table:table-cell>
          <table:table-cell table:formula="of:=[.C19]/[.R10]" office:value-type="float" office:value="11.2988640683445" calcext:value-type="float">
            <text:p>11.2988640683</text:p>
          </table:table-cell>
          <table:table-cell table:formula="of:=[.C19]/[.S10]" office:value-type="float" office:value="11.5374481933231" calcext:value-type="float">
            <text:p>11.5374481933</text:p>
          </table:table-cell>
          <table:table-cell table:formula="of:=[.C19]/[.T10]" office:value-type="float" office:value="11.6714621056002" calcext:value-type="float">
            <text:p>11.6714621056</text:p>
          </table:table-cell>
          <table:table-cell table:formula="of:=[.C19]/[.U10]" office:value-type="float" office:value="11.7320320862034" calcext:value-type="float">
            <text:p>11.7320320862</text:p>
          </table:table-cell>
          <table:table-cell table:formula="of:=[.C19]/[.V10]" office:value-type="float" office:value="11.6454552284213" calcext:value-type="float">
            <text:p>11.6454552284</text:p>
          </table:table-cell>
          <table:table-cell table:formula="of:=[.C19]/[.W10]" office:value-type="float" office:value="11.6830268522289" calcext:value-type="float">
            <text:p>11.6830268522</text:p>
          </table:table-cell>
          <table:table-cell table:formula="of:=[.C19]/[.X10]" office:value-type="float" office:value="11.7845813111669" calcext:value-type="float">
            <text:p>11.7845813112</text:p>
          </table:table-cell>
          <table:table-cell table:formula="of:=[.C19]/[.Y10]" office:value-type="float" office:value="11.9667993912277" calcext:value-type="float">
            <text:p>11.9667993912</text:p>
          </table:table-cell>
          <table:table-cell table:formula="of:=[.C19]/[.Z10]" office:value-type="float" office:value="11.9253724417689" calcext:value-type="float">
            <text:p>11.9253724418</text:p>
          </table:table-cell>
          <table:table-cell table:formula="of:=[.C19]/[.AA10]" office:value-type="float" office:value="11.8266433079072" calcext:value-type="float">
            <text:p>11.8266433079</text:p>
          </table:table-cell>
          <table:table-cell table:formula="of:=[.C19]/[.AB10]" office:value-type="float" office:value="11.9652024450792" calcext:value-type="float">
            <text:p>11.9652024451</text:p>
          </table:table-cell>
          <table:table-cell table:formula="of:=[.C19]/[.AC10]" office:value-type="float" office:value="11.9635030908142" calcext:value-type="float">
            <text:p>11.9635030908</text:p>
          </table:table-cell>
          <table:table-cell table:formula="of:=[.C19]/[.AD10]" office:value-type="float" office:value="11.9288529567054" calcext:value-type="float">
            <text:p>11.9288529567</text:p>
          </table:table-cell>
          <table:table-cell table:formula="of:=[.C19]/[.AE10]" office:value-type="float" office:value="11.7565018087337" calcext:value-type="float">
            <text:p>11.7565018087</text:p>
          </table:table-cell>
          <table:table-cell table:formula="of:=[.C19]/[.AF10]" office:value-type="float" office:value="11.8219241010588" calcext:value-type="float">
            <text:p>11.8219241011</text:p>
          </table:table-cell>
          <table:table-cell table:formula="of:=[.C19]/[.AG10]" office:value-type="float" office:value="11.7700186803684" calcext:value-type="float">
            <text:p>11.7700186804</text:p>
          </table:table-cell>
          <table:table-cell table:formula="of:=[.C19]/[.AH10]" office:value-type="float" office:value="11.5897673093283" calcext:value-type="float">
            <text:p>11.5897673093</text:p>
          </table:table-cell>
          <table:table-cell table:formula="of:=[.C19]/[.AI10]" office:value-type="float" office:value="11.5359735745285" calcext:value-type="float">
            <text:p>11.5359735745</text:p>
          </table:table-cell>
          <table:table-cell table:formula="of:=[.C19]/[.AJ10]" office:value-type="float" office:value="11.5987116710751" calcext:value-type="float">
            <text:p>11.5987116711</text:p>
          </table:table-cell>
          <table:table-cell table:formula="of:=[.C19]/[.AK10]" office:value-type="float" office:value="11.355779539458" calcext:value-type="float">
            <text:p>11.3557795395</text:p>
          </table:table-cell>
          <table:table-cell table:formula="of:=[.C19]/[.AL10]" office:value-type="float" office:value="11.3109723940022" calcext:value-type="float">
            <text:p>11.310972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eff</text:p>
          </table:table-cell>
          <table:table-cell/>
          <table:table-cell table:formula="of:=[.C14]/[.C1]" office:value-type="float" office:value="0.958761405432383" calcext:value-type="float">
            <text:p>0.9587614054</text:p>
          </table:table-cell>
          <table:table-cell table:formula="of:=[.D14]/[.D1]" office:value-type="float" office:value="0.898681924970665" calcext:value-type="float">
            <text:p>0.898681925</text:p>
          </table:table-cell>
          <table:table-cell table:formula="of:=[.E14]/[.E1]" office:value-type="float" office:value="1.08328081581085" calcext:value-type="float">
            <text:p>1.0832808158</text:p>
          </table:table-cell>
          <table:table-cell table:formula="of:=[.F14]/[.F1]" office:value-type="float" office:value="1.20135432790322" calcext:value-type="float">
            <text:p>1.2013543279</text:p>
          </table:table-cell>
          <table:table-cell table:formula="of:=[.G14]/[.G1]" office:value-type="float" office:value="1.20974196782378" calcext:value-type="float">
            <text:p>1.2097419678</text:p>
          </table:table-cell>
          <table:table-cell table:formula="of:=[.H14]/[.H1]" office:value-type="float" office:value="1.242769688258" calcext:value-type="float">
            <text:p>1.2427696883</text:p>
          </table:table-cell>
          <table:table-cell table:formula="of:=[.I14]/[.I1]" office:value-type="float" office:value="1.19673659678618" calcext:value-type="float">
            <text:p>1.1967365968</text:p>
          </table:table-cell>
          <table:table-cell table:formula="of:=[.J14]/[.J1]" office:value-type="float" office:value="1.16983774455347" calcext:value-type="float">
            <text:p>1.1698377446</text:p>
          </table:table-cell>
          <table:table-cell table:formula="of:=[.K14]/[.K1]" office:value-type="float" office:value="1.14001681438623" calcext:value-type="float">
            <text:p>1.1400168144</text:p>
          </table:table-cell>
          <table:table-cell table:formula="of:=[.L14]/[.L1]" office:value-type="float" office:value="1.04712514145316" calcext:value-type="float">
            <text:p>1.0471251415</text:p>
          </table:table-cell>
          <table:table-cell table:formula="of:=[.M14]/[.M1]" office:value-type="float" office:value="0.99384846363512" calcext:value-type="float">
            <text:p>0.9938484636</text:p>
          </table:table-cell>
          <table:table-cell table:formula="of:=[.N14]/[.N1]" office:value-type="float" office:value="0.928113165299034" calcext:value-type="float">
            <text:p>0.9281131653</text:p>
          </table:table-cell>
          <table:table-cell table:formula="of:=[.O14]/[.O1]" office:value-type="float" office:value="0.864032467832796" calcext:value-type="float">
            <text:p>0.8640324678</text:p>
          </table:table-cell>
          <table:table-cell table:formula="of:=[.P14]/[.P1]" office:value-type="float" office:value="0.817381668760985" calcext:value-type="float">
            <text:p>0.8173816688</text:p>
          </table:table-cell>
          <table:table-cell table:formula="of:=[.Q14]/[.Q1]" office:value-type="float" office:value="0.758350524824511" calcext:value-type="float">
            <text:p>0.7583505248</text:p>
          </table:table-cell>
          <table:table-cell table:formula="of:=[.R14]/[.R1]" office:value-type="float" office:value="0.706179004271531" calcext:value-type="float">
            <text:p>0.7061790043</text:p>
          </table:table-cell>
          <table:table-cell table:formula="of:=[.S14]/[.S1]" office:value-type="float" office:value="0.678673423136652" calcext:value-type="float">
            <text:p>0.6786734231</text:p>
          </table:table-cell>
          <table:table-cell table:formula="of:=[.T14]/[.T1]" office:value-type="float" office:value="0.648414561422236" calcext:value-type="float">
            <text:p>0.6484145614</text:p>
          </table:table-cell>
          <table:table-cell table:formula="of:=[.U14]/[.U1]" office:value-type="float" office:value="0.617475372958075" calcext:value-type="float">
            <text:p>0.617475373</text:p>
          </table:table-cell>
          <table:table-cell table:formula="of:=[.V14]/[.V1]" office:value-type="float" office:value="0.582272761421065" calcext:value-type="float">
            <text:p>0.5822727614</text:p>
          </table:table-cell>
          <table:table-cell table:formula="of:=[.W14]/[.W1]" office:value-type="float" office:value="0.556334612010902" calcext:value-type="float">
            <text:p>0.556334612</text:p>
          </table:table-cell>
          <table:table-cell table:formula="of:=[.X14]/[.X1]" office:value-type="float" office:value="0.535662786871223" calcext:value-type="float">
            <text:p>0.5356627869</text:p>
          </table:table-cell>
          <table:table-cell table:formula="of:=[.Y14]/[.Y1]" office:value-type="float" office:value="0.520295625705553" calcext:value-type="float">
            <text:p>0.5202956257</text:p>
          </table:table-cell>
          <table:table-cell table:formula="of:=[.Z14]/[.Z1]" office:value-type="float" office:value="0.496890518407037" calcext:value-type="float">
            <text:p>0.4968905184</text:p>
          </table:table-cell>
          <table:table-cell table:formula="of:=[.AA14]/[.AA1]" office:value-type="float" office:value="0.473065732316288" calcext:value-type="float">
            <text:p>0.4730657323</text:p>
          </table:table-cell>
          <table:table-cell table:formula="of:=[.AB14]/[.AB1]" office:value-type="float" office:value="0.460200094041508" calcext:value-type="float">
            <text:p>0.460200094</text:p>
          </table:table-cell>
          <table:table-cell table:formula="of:=[.AC14]/[.AC1]" office:value-type="float" office:value="0.443092707067194" calcext:value-type="float">
            <text:p>0.4430927071</text:p>
          </table:table-cell>
          <table:table-cell table:formula="of:=[.AD14]/[.AD1]" office:value-type="float" office:value="0.42603046273948" calcext:value-type="float">
            <text:p>0.4260304627</text:p>
          </table:table-cell>
          <table:table-cell table:formula="of:=[.AE14]/[.AE1]" office:value-type="float" office:value="0.405396614094267" calcext:value-type="float">
            <text:p>0.4053966141</text:p>
          </table:table-cell>
          <table:table-cell table:formula="of:=[.AF14]/[.AF1]" office:value-type="float" office:value="0.394064136701959" calcext:value-type="float">
            <text:p>0.3940641367</text:p>
          </table:table-cell>
          <table:table-cell table:formula="of:=[.AG14]/[.AG1]" office:value-type="float" office:value="0.379678021947368" calcext:value-type="float">
            <text:p>0.3796780219</text:p>
          </table:table-cell>
          <table:table-cell table:formula="of:=[.AH14]/[.AH1]" office:value-type="float" office:value="0.362180228416509" calcext:value-type="float">
            <text:p>0.3621802284</text:p>
          </table:table-cell>
          <table:table-cell table:formula="of:=[.AI14]/[.AI1]" office:value-type="float" office:value="0.349574956803894" calcext:value-type="float">
            <text:p>0.3495749568</text:p>
          </table:table-cell>
          <table:table-cell table:formula="of:=[.AJ14]/[.AJ1]" office:value-type="float" office:value="0.341138578561032" calcext:value-type="float">
            <text:p>0.3411385786</text:p>
          </table:table-cell>
          <table:table-cell table:formula="of:=[.AK14]/[.AK1]" office:value-type="float" office:value="0.324450843984514" calcext:value-type="float">
            <text:p>0.324450844</text:p>
          </table:table-cell>
          <table:table-cell table:formula="of:=[.AL14]/[.AL1]" office:value-type="float" office:value="0.314193677611171" calcext:value-type="float">
            <text:p>0.3141936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pu_max</text:p>
          </table:table-cell>
          <table:table-cell/>
          <table:table-cell table:formula="of:=[.C19]/[.C12]" office:value-type="float" office:value="0.977902992325172" calcext:value-type="float">
            <text:p>0.9779029923</text:p>
          </table:table-cell>
          <table:table-cell table:formula="of:=[.D19]/[.D12]" office:value-type="float" office:value="1.81081085620996" calcext:value-type="float">
            <text:p>1.8108108562</text:p>
          </table:table-cell>
          <table:table-cell table:formula="of:=[.E19]/[.E12]" office:value-type="float" office:value="3.67899375302523" calcext:value-type="float">
            <text:p>3.678993753</text:p>
          </table:table-cell>
          <table:table-cell table:formula="of:=[.F19]/[.F12]" office:value-type="float" office:value="5.79064349472019" calcext:value-type="float">
            <text:p>5.7906434947</text:p>
          </table:table-cell>
          <table:table-cell table:formula="of:=[.G19]/[.G12]" office:value-type="float" office:value="7.32403061190629" calcext:value-type="float">
            <text:p>7.3240306119</text:p>
          </table:table-cell>
          <table:table-cell table:formula="of:=[.H19]/[.H12]" office:value-type="float" office:value="8.5074875684833" calcext:value-type="float">
            <text:p>8.5074875685</text:p>
          </table:table-cell>
          <table:table-cell table:formula="of:=[.I19]/[.I12]" office:value-type="float" office:value="9.4570167749766" calcext:value-type="float">
            <text:p>9.457016775</text:p>
          </table:table-cell>
          <table:table-cell table:formula="of:=[.J19]/[.J12]" office:value-type="float" office:value="10.3590670362717" calcext:value-type="float">
            <text:p>10.3590670363</text:p>
          </table:table-cell>
          <table:table-cell table:formula="of:=[.K19]/[.K12]" office:value-type="float" office:value="11.1344298209178" calcext:value-type="float">
            <text:p>11.1344298209</text:p>
          </table:table-cell>
          <table:table-cell table:formula="of:=[.L19]/[.L12]" office:value-type="float" office:value="11.0586547924507" calcext:value-type="float">
            <text:p>11.0586547925</text:p>
          </table:table-cell>
          <table:table-cell table:formula="of:=[.M19]/[.M12]" office:value-type="float" office:value="11.6265396031599" calcext:value-type="float">
            <text:p>11.6265396032</text:p>
          </table:table-cell>
          <table:table-cell table:formula="of:=[.N19]/[.N12]" office:value-type="float" office:value="11.73022459262" calcext:value-type="float">
            <text:p>11.7302245926</text:p>
          </table:table-cell>
          <table:table-cell table:formula="of:=[.O19]/[.O12]" office:value-type="float" office:value="12.3495306846378" calcext:value-type="float">
            <text:p>12.3495306846</text:p>
          </table:table-cell>
          <table:table-cell table:formula="of:=[.P19]/[.P12]" office:value-type="float" office:value="12.1867014683587" calcext:value-type="float">
            <text:p>12.1867014684</text:p>
          </table:table-cell>
          <table:table-cell table:formula="of:=[.Q19]/[.Q12]" office:value-type="float" office:value="12.7008591331531" calcext:value-type="float">
            <text:p>12.7008591332</text:p>
          </table:table-cell>
          <table:table-cell table:formula="of:=[.R19]/[.R12]" office:value-type="float" office:value="12.2494159287878" calcext:value-type="float">
            <text:p>12.2494159288</text:p>
          </table:table-cell>
          <table:table-cell table:formula="of:=[.S19]/[.S12]" office:value-type="float" office:value="12.1530696643412" calcext:value-type="float">
            <text:p>12.1530696643</text:p>
          </table:table-cell>
          <table:table-cell table:formula="of:=[.T19]/[.T12]" office:value-type="float" office:value="12.760939447865" calcext:value-type="float">
            <text:p>12.7609394479</text:p>
          </table:table-cell>
          <table:table-cell table:formula="of:=[.U19]/[.U12]" office:value-type="float" office:value="12.9803999817474" calcext:value-type="float">
            <text:p>12.9803999817</text:p>
          </table:table-cell>
          <table:table-cell table:formula="of:=[.V19]/[.V12]" office:value-type="float" office:value="12.7815342680612" calcext:value-type="float">
            <text:p>12.7815342681</text:p>
          </table:table-cell>
          <table:table-cell table:formula="of:=[.W19]/[.W12]" office:value-type="float" office:value="12.2907114069534" calcext:value-type="float">
            <text:p>12.290711407</text:p>
          </table:table-cell>
          <table:table-cell table:formula="of:=[.X19]/[.X12]" office:value-type="float" office:value="12.5098578356292" calcext:value-type="float">
            <text:p>12.5098578356</text:p>
          </table:table-cell>
          <table:table-cell table:formula="of:=[.Y19]/[.Y12]" office:value-type="float" office:value="12.7247926794395" calcext:value-type="float">
            <text:p>12.7247926794</text:p>
          </table:table-cell>
          <table:table-cell table:formula="of:=[.Z19]/[.Z12]" office:value-type="float" office:value="12.7576988137277" calcext:value-type="float">
            <text:p>12.7576988137</text:p>
          </table:table-cell>
          <table:table-cell table:formula="of:=[.AA19]/[.AA12]" office:value-type="float" office:value="12.4134755321716" calcext:value-type="float">
            <text:p>12.4134755322</text:p>
          </table:table-cell>
          <table:table-cell table:formula="of:=[.AB19]/[.AB12]" office:value-type="float" office:value="12.7222478349077" calcext:value-type="float">
            <text:p>12.7222478349</text:p>
          </table:table-cell>
          <table:table-cell table:formula="of:=[.AC19]/[.AC12]" office:value-type="float" office:value="13.3238814482719" calcext:value-type="float">
            <text:p>13.3238814483</text:p>
          </table:table-cell>
          <table:table-cell table:formula="of:=[.AD19]/[.AD12]" office:value-type="float" office:value="12.6537196396163" calcext:value-type="float">
            <text:p>12.6537196396</text:p>
          </table:table-cell>
          <table:table-cell table:formula="of:=[.AE19]/[.AE12]" office:value-type="float" office:value="12.3914823607951" calcext:value-type="float">
            <text:p>12.3914823608</text:p>
          </table:table-cell>
          <table:table-cell table:formula="of:=[.AF19]/[.AF12]" office:value-type="float" office:value="12.8817090573208" calcext:value-type="float">
            <text:p>12.8817090573</text:p>
          </table:table-cell>
          <table:table-cell table:formula="of:=[.AG19]/[.AG12]" office:value-type="float" office:value="12.5036251470072" calcext:value-type="float">
            <text:p>12.503625147</text:p>
          </table:table-cell>
          <table:table-cell table:formula="of:=[.AH19]/[.AH12]" office:value-type="float" office:value="12.2745629319801" calcext:value-type="float">
            <text:p>12.274562932</text:p>
          </table:table-cell>
          <table:table-cell table:formula="of:=[.AI19]/[.AI12]" office:value-type="float" office:value="12.8413141214472" calcext:value-type="float">
            <text:p>12.8413141214</text:p>
          </table:table-cell>
          <table:table-cell table:formula="of:=[.AJ19]/[.AJ12]" office:value-type="float" office:value="12.3848706040237" calcext:value-type="float">
            <text:p>12.384870604</text:p>
          </table:table-cell>
          <table:table-cell table:formula="of:=[.AK19]/[.AK12]" office:value-type="float" office:value="12.0911113284618" calcext:value-type="float">
            <text:p>12.0911113285</text:p>
          </table:table-cell>
          <table:table-cell table:formula="of:=[.AL19]/[.AL12]" office:value-type="float" office:value="11.9491478842565" calcext:value-type="float">
            <text:p>11.9491478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pu_min</text:p>
          </table:table-cell>
          <table:table-cell/>
          <table:table-cell table:formula="of:=[.C19]/[.C11]" office:value-type="float" office:value="0.953509311509719" calcext:value-type="float">
            <text:p>0.9535093115</text:p>
          </table:table-cell>
          <table:table-cell table:formula="of:=[.D19]/[.D11]" office:value-type="float" office:value="1.78694256196265" calcext:value-type="float">
            <text:p>1.786942562</text:p>
          </table:table-cell>
          <table:table-cell table:formula="of:=[.E19]/[.E11]" office:value-type="float" office:value="2.84451657768964" calcext:value-type="float">
            <text:p>2.8445165777</text:p>
          </table:table-cell>
          <table:table-cell table:formula="of:=[.F19]/[.F11]" office:value-type="float" office:value="4.01810715489777" calcext:value-type="float">
            <text:p>4.0181071549</text:p>
          </table:table-cell>
          <table:table-cell table:formula="of:=[.G19]/[.G11]" office:value-type="float" office:value="5.37639202098925" calcext:value-type="float">
            <text:p>5.376392021</text:p>
          </table:table-cell>
          <table:table-cell table:formula="of:=[.H19]/[.H11]" office:value-type="float" office:value="6.5288731997358" calcext:value-type="float">
            <text:p>6.5288731997</text:p>
          </table:table-cell>
          <table:table-cell table:formula="of:=[.I19]/[.I11]" office:value-type="float" office:value="6.90565248564206" calcext:value-type="float">
            <text:p>6.9056524856</text:p>
          </table:table-cell>
          <table:table-cell table:formula="of:=[.J19]/[.J11]" office:value-type="float" office:value="8.07068966481324" calcext:value-type="float">
            <text:p>8.0706896648</text:p>
          </table:table-cell>
          <table:table-cell table:formula="of:=[.K19]/[.K11]" office:value-type="float" office:value="9.43493171589427" calcext:value-type="float">
            <text:p>9.4349317159</text:p>
          </table:table-cell>
          <table:table-cell table:formula="of:=[.L19]/[.L11]" office:value-type="float" office:value="9.82044093420108" calcext:value-type="float">
            <text:p>9.8204409342</text:p>
          </table:table-cell>
          <table:table-cell table:formula="of:=[.M19]/[.M11]" office:value-type="float" office:value="10.2807894878124" calcext:value-type="float">
            <text:p>10.2807894878</text:p>
          </table:table-cell>
          <table:table-cell table:formula="of:=[.N19]/[.N11]" office:value-type="float" office:value="9.99130588477055" calcext:value-type="float">
            <text:p>9.9913058848</text:p>
          </table:table-cell>
          <table:table-cell table:formula="of:=[.O19]/[.O11]" office:value-type="float" office:value="10.1158921361541" calcext:value-type="float">
            <text:p>10.1158921362</text:p>
          </table:table-cell>
          <table:table-cell table:formula="of:=[.P19]/[.P11]" office:value-type="float" office:value="10.8296694971633" calcext:value-type="float">
            <text:p>10.8296694972</text:p>
          </table:table-cell>
          <table:table-cell table:formula="of:=[.Q19]/[.Q11]" office:value-type="float" office:value="9.94923150885261" calcext:value-type="float">
            <text:p>9.9492315089</text:p>
          </table:table-cell>
          <table:table-cell table:formula="of:=[.R19]/[.R11]" office:value-type="float" office:value="10.3706635566219" calcext:value-type="float">
            <text:p>10.3706635566</text:p>
          </table:table-cell>
          <table:table-cell table:formula="of:=[.S19]/[.S11]" office:value-type="float" office:value="10.5277377297775" calcext:value-type="float">
            <text:p>10.5277377298</text:p>
          </table:table-cell>
          <table:table-cell table:formula="of:=[.T19]/[.T11]" office:value-type="float" office:value="10.8567146156773" calcext:value-type="float">
            <text:p>10.8567146157</text:p>
          </table:table-cell>
          <table:table-cell table:formula="of:=[.U19]/[.U11]" office:value-type="float" office:value="10.9478221166378" calcext:value-type="float">
            <text:p>10.9478221166</text:p>
          </table:table-cell>
          <table:table-cell table:formula="of:=[.V19]/[.V11]" office:value-type="float" office:value="10.4233822874648" calcext:value-type="float">
            <text:p>10.4233822875</text:p>
          </table:table-cell>
          <table:table-cell table:formula="of:=[.W19]/[.W11]" office:value-type="float" office:value="11.0243699260146" calcext:value-type="float">
            <text:p>11.024369926</text:p>
          </table:table-cell>
          <table:table-cell table:formula="of:=[.X19]/[.X11]" office:value-type="float" office:value="11.0220319612591" calcext:value-type="float">
            <text:p>11.0220319613</text:p>
          </table:table-cell>
          <table:table-cell table:formula="of:=[.Y19]/[.Y11]" office:value-type="float" office:value="11.3849664484868" calcext:value-type="float">
            <text:p>11.3849664485</text:p>
          </table:table-cell>
          <table:table-cell table:formula="of:=[.Z19]/[.Z11]" office:value-type="float" office:value="11.0451844597953" calcext:value-type="float">
            <text:p>11.0451844598</text:p>
          </table:table-cell>
          <table:table-cell table:formula="of:=[.AA19]/[.AA11]" office:value-type="float" office:value="11.0848968914566" calcext:value-type="float">
            <text:p>11.0848968915</text:p>
          </table:table-cell>
          <table:table-cell table:formula="of:=[.AB19]/[.AB11]" office:value-type="float" office:value="10.6286921464499" calcext:value-type="float">
            <text:p>10.6286921464</text:p>
          </table:table-cell>
          <table:table-cell table:formula="of:=[.AC19]/[.AC11]" office:value-type="float" office:value="10.9866277484982" calcext:value-type="float">
            <text:p>10.9866277485</text:p>
          </table:table-cell>
          <table:table-cell table:formula="of:=[.AD19]/[.AD11]" office:value-type="float" office:value="11.2069570758373" calcext:value-type="float">
            <text:p>11.2069570758</text:p>
          </table:table-cell>
          <table:table-cell table:formula="of:=[.AE19]/[.AE11]" office:value-type="float" office:value="11.118245505211" calcext:value-type="float">
            <text:p>11.1182455052</text:p>
          </table:table-cell>
          <table:table-cell table:formula="of:=[.AF19]/[.AF11]" office:value-type="float" office:value="10.7941526099618" calcext:value-type="float">
            <text:p>10.79415261</text:p>
          </table:table-cell>
          <table:table-cell table:formula="of:=[.AG19]/[.AG11]" office:value-type="float" office:value="10.8413172958122" calcext:value-type="float">
            <text:p>10.8413172958</text:p>
          </table:table-cell>
          <table:table-cell table:formula="of:=[.AH19]/[.AH11]" office:value-type="float" office:value="10.8056583675742" calcext:value-type="float">
            <text:p>10.8056583676</text:p>
          </table:table-cell>
          <table:table-cell table:formula="of:=[.AI19]/[.AI11]" office:value-type="float" office:value="10.7898439388849" calcext:value-type="float">
            <text:p>10.7898439389</text:p>
          </table:table-cell>
          <table:table-cell table:formula="of:=[.AJ19]/[.AJ11]" office:value-type="float" office:value="10.8351825229181" calcext:value-type="float">
            <text:p>10.8351825229</text:p>
          </table:table-cell>
          <table:table-cell table:formula="of:=[.AK19]/[.AK11]" office:value-type="float" office:value="10.4708020325953" calcext:value-type="float">
            <text:p>10.4708020326</text:p>
          </table:table-cell>
          <table:table-cell table:formula="of:=[.AL19]/[.AL11]" office:value-type="float" office:value="9.84550640564846" calcext:value-type="float">
            <text:p>9.8455064056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qsort_avg</text:p>
          </table:table-cell>
          <table:table-cell/>
          <table:table-cell office:value-type="float" office:value="18756.4092" calcext:value-type="float">
            <text:p>18756.4092</text:p>
          </table:table-cell>
          <table:table-cell office:value-type="float" office:value="18757.4092" calcext:value-type="float">
            <text:p>18757.4092</text:p>
          </table:table-cell>
          <table:table-cell office:value-type="float" office:value="18758.4092" calcext:value-type="float">
            <text:p>18758.4092</text:p>
          </table:table-cell>
          <table:table-cell office:value-type="float" office:value="18759.4092" calcext:value-type="float">
            <text:p>18759.4092</text:p>
          </table:table-cell>
          <table:table-cell office:value-type="float" office:value="18760.4092" calcext:value-type="float">
            <text:p>18760.4092</text:p>
          </table:table-cell>
          <table:table-cell office:value-type="float" office:value="18761.4092" calcext:value-type="float">
            <text:p>18761.4092</text:p>
          </table:table-cell>
          <table:table-cell office:value-type="float" office:value="18762.4092" calcext:value-type="float">
            <text:p>18762.4092</text:p>
          </table:table-cell>
          <table:table-cell office:value-type="float" office:value="18763.4092" calcext:value-type="float">
            <text:p>18763.4092</text:p>
          </table:table-cell>
          <table:table-cell office:value-type="float" office:value="18764.4092" calcext:value-type="float">
            <text:p>18764.4092</text:p>
          </table:table-cell>
          <table:table-cell office:value-type="float" office:value="18765.4092" calcext:value-type="float">
            <text:p>18765.4092</text:p>
          </table:table-cell>
          <table:table-cell office:value-type="float" office:value="18766.4092" calcext:value-type="float">
            <text:p>18766.4092</text:p>
          </table:table-cell>
          <table:table-cell office:value-type="float" office:value="18767.4092" calcext:value-type="float">
            <text:p>18767.4092</text:p>
          </table:table-cell>
          <table:table-cell office:value-type="float" office:value="18768.4092" calcext:value-type="float">
            <text:p>18768.4092</text:p>
          </table:table-cell>
          <table:table-cell office:value-type="float" office:value="18769.4092" calcext:value-type="float">
            <text:p>18769.4092</text:p>
          </table:table-cell>
          <table:table-cell office:value-type="float" office:value="18770.4092" calcext:value-type="float">
            <text:p>18770.4092</text:p>
          </table:table-cell>
          <table:table-cell office:value-type="float" office:value="18771.4092" calcext:value-type="float">
            <text:p>18771.4092</text:p>
          </table:table-cell>
          <table:table-cell office:value-type="float" office:value="18772.4092" calcext:value-type="float">
            <text:p>18772.4092</text:p>
          </table:table-cell>
          <table:table-cell office:value-type="float" office:value="18773.4092" calcext:value-type="float">
            <text:p>18773.4092</text:p>
          </table:table-cell>
          <table:table-cell office:value-type="float" office:value="18774.4092" calcext:value-type="float">
            <text:p>18774.4092</text:p>
          </table:table-cell>
          <table:table-cell office:value-type="float" office:value="18775.4092" calcext:value-type="float">
            <text:p>18775.4092</text:p>
          </table:table-cell>
          <table:table-cell office:value-type="float" office:value="18776.4092" calcext:value-type="float">
            <text:p>18776.4092</text:p>
          </table:table-cell>
          <table:table-cell office:value-type="float" office:value="18777.4092" calcext:value-type="float">
            <text:p>18777.4092</text:p>
          </table:table-cell>
          <table:table-cell office:value-type="float" office:value="18778.4092" calcext:value-type="float">
            <text:p>18778.4092</text:p>
          </table:table-cell>
          <table:table-cell office:value-type="float" office:value="18779.4092" calcext:value-type="float">
            <text:p>18779.4092</text:p>
          </table:table-cell>
          <table:table-cell office:value-type="float" office:value="18780.4092" calcext:value-type="float">
            <text:p>18780.4092</text:p>
          </table:table-cell>
          <table:table-cell office:value-type="float" office:value="18781.4092" calcext:value-type="float">
            <text:p>18781.4092</text:p>
          </table:table-cell>
          <table:table-cell office:value-type="float" office:value="18782.4092" calcext:value-type="float">
            <text:p>18782.4092</text:p>
          </table:table-cell>
          <table:table-cell office:value-type="float" office:value="18783.4092" calcext:value-type="float">
            <text:p>18783.4092</text:p>
          </table:table-cell>
          <table:table-cell office:value-type="float" office:value="18784.4092" calcext:value-type="float">
            <text:p>18784.4092</text:p>
          </table:table-cell>
          <table:table-cell office:value-type="float" office:value="18785.4092" calcext:value-type="float">
            <text:p>18785.4092</text:p>
          </table:table-cell>
          <table:table-cell office:value-type="float" office:value="18786.4092" calcext:value-type="float">
            <text:p>18786.4092</text:p>
          </table:table-cell>
          <table:table-cell office:value-type="float" office:value="18787.4092" calcext:value-type="float">
            <text:p>18787.4092</text:p>
          </table:table-cell>
          <table:table-cell office:value-type="float" office:value="18788.4092" calcext:value-type="float">
            <text:p>18788.4092</text:p>
          </table:table-cell>
          <table:table-cell office:value-type="float" office:value="18789.4092" calcext:value-type="float">
            <text:p>18789.4092</text:p>
          </table:table-cell>
          <table:table-cell office:value-type="float" office:value="18790.4092" calcext:value-type="float">
            <text:p>18790.4092</text:p>
          </table:table-cell>
          <table:table-cell office:value-type="float" office:value="18791.4092" calcext:value-type="float">
            <text:p>18791.4092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linear</text:p>
          </table:table-cell>
          <table:table-cell/>
          <table:table-cell table:number-columns-repeated="36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9:40:06.03993017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20:10:06.970653153</dc:date>
    <meta:editing-duration>PT55M15S</meta:editing-duration>
    <meta:editing-cycles>16</meta:editing-cycles>
    <meta:generator>LibreOffice/5.1.4.2$Linux_X86_64 LibreOffice_project/10m0$Build-2</meta:generator>
    <meta:document-statistic meta:table-count="1" meta:cell-count="70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55cm" svg:height="8.527cm" xlink:href=".." xlink:type="simple" chart:class="chart:line" chart:row-mapping="0 0" chart:style-name="ch1">
        <chart:legend chart:legend-position="end" svg:x="11.656cm" svg:y="3.217cm" style:legend-expansion="high" chart:style-name="ch2"/>
        <chart:plot-area chart:style-name="ch3" table:cell-range-address="all.C1:all.AL2 all.A2:all.A2 all.A10:all.A10 all.C10:all.AL10" chart:data-source-has-labels="both" svg:x="1.3cm" svg:y="0.17cm" svg:width="10.067cm" svg:height="8.187cm">
          <chartooo:coordinate-region svg:x="2.477cm" svg:y="0.369cm" svg:width="8.89cm" svg:height="7.196cm"/>
          <chart:axis chart:dimension="x" chart:name="primary-x" chart:style-name="ch4" chartooo:axis-type="auto">
            <chartooo:date-scale/>
            <chart:categories table:cell-range-address="all.C1:all.AL1"/>
          </chart:axis>
          <chart:axis chart:dimension="y" chart:name="primary-y" chart:style-name="ch4">
            <chart:title svg:x="0.451cm" svg:y="4.532cm" chart:style-name="ch5">
              <text:p>ms</text:p>
            </chart:title>
            <chart:grid chart:style-name="ch6" chart:class="major"/>
          </chart:axis>
          <chart:series chart:style-name="ch7" chart:values-cell-range-address="all.C2:all.AL2" chart:label-cell-address="all.A2:all.A2" chart:class="chart:line">
            <chart:data-point chart:repeated="36"/>
          </chart:series>
          <chart:series chart:style-name="ch8" chart:values-cell-range-address="all.C10:all.AL10" chart:label-cell-address="all.A10:all.A10" chart:class="chart:line">
            <chart:data-point chart:repeated="36"/>
          </chart:series>
          <chart:series chart:style-name="ch9" chart:values-cell-range-address="all.C2:all.AL2" chart:label-cell-address="all.A2:all.A2" chart:class="chart:line">
            <chart:data-point chart:repeated="36"/>
          </chart:series>
          <chart:series chart:style-name="ch10" chart:values-cell-range-address="all.C10:all.AL10" chart:label-cell-address="all.A10:all.A10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C1:all.AL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2_avg</text:p>
                <draw:g>
                  <svg:desc>all.A2:all.A2</svg:desc>
                </draw:g>
              </table:table-cell>
              <table:table-cell office:value-type="float" office:value="20674.02935">
                <text:p>20674.02935</text:p>
                <draw:g>
                  <svg:desc>all.C2:all.AL2</svg:desc>
                </draw:g>
              </table:table-cell>
              <table:table-cell office:value-type="float" office:value="10536.7171428571">
                <text:p>10536.7171428571</text:p>
              </table:table-cell>
              <table:table-cell office:value-type="float" office:value="7429.9186190476">
                <text:p>7429.9186190476</text:p>
              </table:table-cell>
              <table:table-cell office:value-type="float" office:value="5473.3542857143">
                <text:p>5473.3542857143</text:p>
              </table:table-cell>
              <table:table-cell office:value-type="float" office:value="4519.3693333333">
                <text:p>4519.3693333333</text:p>
              </table:table-cell>
              <table:table-cell office:value-type="float" office:value="3755.1329047619">
                <text:p>3755.1329047619</text:p>
              </table:table-cell>
              <table:table-cell office:value-type="float" office:value="3287.0052380952">
                <text:p>3287.0052380952</text:p>
              </table:table-cell>
              <table:table-cell office:value-type="float" office:value="2874.8902857143">
                <text:p>2874.8902857143</text:p>
              </table:table-cell>
              <table:table-cell office:value-type="float" office:value="2619.5005714286">
                <text:p>2619.5005714286</text:p>
              </table:table-cell>
              <table:table-cell office:value-type="float" office:value="2367.6967619048">
                <text:p>2367.6967619048</text:p>
              </table:table-cell>
              <table:table-cell office:value-type="float" office:value="2206.0564761905">
                <text:p>2206.0564761905</text:p>
              </table:table-cell>
              <table:table-cell office:value-type="float" office:value="2047.5443809524">
                <text:p>2047.5443809524</text:p>
              </table:table-cell>
              <table:table-cell office:value-type="float" office:value="1925.2393333333">
                <text:p>1925.2393333333</text:p>
              </table:table-cell>
              <table:table-cell office:value-type="float" office:value="1866.9884285714">
                <text:p>1866.9884285714</text:p>
              </table:table-cell>
              <table:table-cell office:value-type="float" office:value="1749.8833333333">
                <text:p>1749.8833333333</text:p>
              </table:table-cell>
              <table:table-cell office:value-type="float" office:value="1698.9953333333">
                <text:p>1698.9953333333</text:p>
              </table:table-cell>
              <table:table-cell office:value-type="float" office:value="1607.4316190476">
                <text:p>1607.4316190476</text:p>
              </table:table-cell>
              <table:table-cell office:value-type="float" office:value="1565.4172380952">
                <text:p>1565.4172380952</text:p>
              </table:table-cell>
              <table:table-cell office:value-type="float" office:value="1511.5397142857">
                <text:p>1511.5397142857</text:p>
              </table:table-cell>
              <table:table-cell office:value-type="float" office:value="1488.249">
                <text:p>1488.249</text:p>
              </table:table-cell>
              <table:table-cell office:value-type="float" office:value="1457.7631428572">
                <text:p>1457.7631428572</text:p>
              </table:table-cell>
              <table:table-cell office:value-type="float" office:value="1399.2854761905">
                <text:p>1399.2854761905</text:p>
              </table:table-cell>
              <table:table-cell office:value-type="float" office:value="1390.291">
                <text:p>1390.291</text:p>
              </table:table-cell>
              <table:table-cell office:value-type="float" office:value="1366.8957619048">
                <text:p>1366.8957619048</text:p>
              </table:table-cell>
              <table:table-cell office:value-type="float" office:value="1313.0730952381">
                <text:p>1313.0730952381</text:p>
              </table:table-cell>
              <table:table-cell office:value-type="float" office:value="1311.1449047619">
                <text:p>1311.1449047619</text:p>
              </table:table-cell>
              <table:table-cell office:value-type="float" office:value="1274.9912380952">
                <text:p>1274.9912380952</text:p>
              </table:table-cell>
              <table:table-cell office:value-type="float" office:value="1251.4649047619">
                <text:p>1251.4649047619</text:p>
              </table:table-cell>
              <table:table-cell office:value-type="float" office:value="1246.3919047619">
                <text:p>1246.3919047619</text:p>
              </table:table-cell>
              <table:table-cell office:value-type="float" office:value="1221.9062380952">
                <text:p>1221.9062380952</text:p>
              </table:table-cell>
              <table:table-cell office:value-type="float" office:value="1211.1096666667">
                <text:p>1211.1096666667</text:p>
              </table:table-cell>
              <table:table-cell office:value-type="float" office:value="1206.8928095238">
                <text:p>1206.8928095238</text:p>
              </table:table-cell>
              <table:table-cell office:value-type="float" office:value="1183.5843809524">
                <text:p>1183.5843809524</text:p>
              </table:table-cell>
              <table:table-cell office:value-type="float" office:value="1182.5797142857">
                <text:p>1182.5797142857</text:p>
              </table:table-cell>
              <table:table-cell office:value-type="float" office:value="1183.0115238095">
                <text:p>1183.0115238095</text:p>
              </table:table-cell>
              <table:table-cell office:value-type="float" office:value="1162.7333333333">
                <text:p>1162.7333333333</text:p>
              </table:table-cell>
            </table:table-row>
            <table:table-row>
              <table:table-cell office:value-type="string">
                <text:p>omp_avg</text:p>
                <draw:g>
                  <svg:desc>all.A10:all.A10</svg:desc>
                </draw:g>
              </table:table-cell>
              <table:table-cell office:value-type="float" office:value="19563.1667">
                <text:p>19563.1667</text:p>
                <draw:g>
                  <svg:desc>all.C10:all.AL10</svg:desc>
                </draw:g>
              </table:table-cell>
              <table:table-cell office:value-type="float" office:value="10435.5104285714">
                <text:p>10435.5104285714</text:p>
              </table:table-cell>
              <table:table-cell office:value-type="float" office:value="5771.4826190476">
                <text:p>5771.4826190476</text:p>
              </table:table-cell>
              <table:table-cell office:value-type="float" office:value="3903.1800952381">
                <text:p>3903.1800952381</text:p>
              </table:table-cell>
              <table:table-cell office:value-type="float" office:value="3100.8941904762">
                <text:p>3100.8941904762</text:p>
              </table:table-cell>
              <table:table-cell office:value-type="float" office:value="2515.4042857143">
                <text:p>2515.4042857143</text:p>
              </table:table-cell>
              <table:table-cell office:value-type="float" office:value="2238.9948095238">
                <text:p>2238.9948095238</text:p>
              </table:table-cell>
              <table:table-cell office:value-type="float" office:value="2004.1678095238">
                <text:p>2004.1678095238</text:p>
              </table:table-cell>
              <table:table-cell office:value-type="float" office:value="1828.0830952381">
                <text:p>1828.0830952381</text:p>
              </table:table-cell>
              <table:table-cell office:value-type="float" office:value="1791.229">
                <text:p>1791.229</text:p>
              </table:table-cell>
              <table:table-cell office:value-type="float" office:value="1715.6821904762">
                <text:p>1715.6821904762</text:p>
              </table:table-cell>
              <table:table-cell office:value-type="float" office:value="1684.0986190476">
                <text:p>1684.0986190476</text:p>
              </table:table-cell>
              <table:table-cell office:value-type="float" office:value="1669.8454761905">
                <text:p>1669.8454761905</text:p>
              </table:table-cell>
              <table:table-cell office:value-type="float" office:value="1639.0672380952">
                <text:p>1639.0672380952</text:p>
              </table:table-cell>
              <table:table-cell office:value-type="float" office:value="1648.8777142857">
                <text:p>1648.8777142857</text:p>
              </table:table-cell>
              <table:table-cell office:value-type="float" office:value="1660.0260952381">
                <text:p>1660.0260952381</text:p>
              </table:table-cell>
              <table:table-cell office:value-type="float" office:value="1625.6982380952">
                <text:p>1625.6982380952</text:p>
              </table:table-cell>
              <table:table-cell office:value-type="float" office:value="1607.0316666667">
                <text:p>1607.0316666667</text:p>
              </table:table-cell>
              <table:table-cell office:value-type="float" office:value="1598.7349047619">
                <text:p>1598.7349047619</text:p>
              </table:table-cell>
              <table:table-cell office:value-type="float" office:value="1610.6205238095">
                <text:p>1610.6205238095</text:p>
              </table:table-cell>
              <table:table-cell office:value-type="float" office:value="1605.4409047619">
                <text:p>1605.4409047619</text:p>
              </table:table-cell>
              <table:table-cell office:value-type="float" office:value="1591.6059047619">
                <text:p>1591.6059047619</text:p>
              </table:table-cell>
              <table:table-cell office:value-type="float" office:value="1567.3705714286">
                <text:p>1567.3705714286</text:p>
              </table:table-cell>
              <table:table-cell office:value-type="float" office:value="1572.8153809524">
                <text:p>1572.8153809524</text:p>
              </table:table-cell>
              <table:table-cell office:value-type="float" office:value="1585.9452857143">
                <text:p>1585.9452857143</text:p>
              </table:table-cell>
              <table:table-cell office:value-type="float" office:value="1567.5797619048">
                <text:p>1567.5797619048</text:p>
              </table:table-cell>
              <table:table-cell office:value-type="float" office:value="1567.8024285714">
                <text:p>1567.8024285714</text:p>
              </table:table-cell>
              <table:table-cell office:value-type="float" office:value="1572.3564761905">
                <text:p>1572.3564761905</text:p>
              </table:table-cell>
              <table:table-cell office:value-type="float" office:value="1595.4073333333">
                <text:p>1595.4073333333</text:p>
              </table:table-cell>
              <table:table-cell office:value-type="float" office:value="1586.5783809524">
                <text:p>1586.5783809524</text:p>
              </table:table-cell>
              <table:table-cell office:value-type="float" office:value="1593.5751428572">
                <text:p>1593.5751428572</text:p>
              </table:table-cell>
              <table:table-cell office:value-type="float" office:value="1618.3594285714">
                <text:p>1618.3594285714</text:p>
              </table:table-cell>
              <table:table-cell office:value-type="float" office:value="1625.9060476191">
                <text:p>1625.9060476191</text:p>
              </table:table-cell>
              <table:table-cell office:value-type="float" office:value="1617.1114285714">
                <text:p>1617.1114285714</text:p>
              </table:table-cell>
              <table:table-cell office:value-type="float" office:value="1651.706">
                <text:p>1651.706</text:p>
              </table:table-cell>
              <table:table-cell office:value-type="float" office:value="1658.2490476191">
                <text:p>1658.2490476191</text:p>
              </table:table-cell>
            </table:table-row>
            <table:table-row>
              <table:table-cell office:value-type="string">
                <text:p>cilk2_avg</text:p>
                <draw:g>
                  <svg:desc>all.A2:all.A2</svg:desc>
                </draw:g>
              </table:table-cell>
              <table:table-cell office:value-type="float" office:value="20674.02935">
                <text:p>20674.02935</text:p>
                <draw:g>
                  <svg:desc>all.C2:all.AL2</svg:desc>
                </draw:g>
              </table:table-cell>
              <table:table-cell office:value-type="float" office:value="10536.7171428571">
                <text:p>10536.7171428571</text:p>
              </table:table-cell>
              <table:table-cell office:value-type="float" office:value="7429.9186190476">
                <text:p>7429.9186190476</text:p>
              </table:table-cell>
              <table:table-cell office:value-type="float" office:value="5473.3542857143">
                <text:p>5473.3542857143</text:p>
              </table:table-cell>
              <table:table-cell office:value-type="float" office:value="4519.3693333333">
                <text:p>4519.3693333333</text:p>
              </table:table-cell>
              <table:table-cell office:value-type="float" office:value="3755.1329047619">
                <text:p>3755.1329047619</text:p>
              </table:table-cell>
              <table:table-cell office:value-type="float" office:value="3287.0052380952">
                <text:p>3287.0052380952</text:p>
              </table:table-cell>
              <table:table-cell office:value-type="float" office:value="2874.8902857143">
                <text:p>2874.8902857143</text:p>
              </table:table-cell>
              <table:table-cell office:value-type="float" office:value="2619.5005714286">
                <text:p>2619.5005714286</text:p>
              </table:table-cell>
              <table:table-cell office:value-type="float" office:value="2367.6967619048">
                <text:p>2367.6967619048</text:p>
              </table:table-cell>
              <table:table-cell office:value-type="float" office:value="2206.0564761905">
                <text:p>2206.0564761905</text:p>
              </table:table-cell>
              <table:table-cell office:value-type="float" office:value="2047.5443809524">
                <text:p>2047.5443809524</text:p>
              </table:table-cell>
              <table:table-cell office:value-type="float" office:value="1925.2393333333">
                <text:p>1925.2393333333</text:p>
              </table:table-cell>
              <table:table-cell office:value-type="float" office:value="1866.9884285714">
                <text:p>1866.9884285714</text:p>
              </table:table-cell>
              <table:table-cell office:value-type="float" office:value="1749.8833333333">
                <text:p>1749.8833333333</text:p>
              </table:table-cell>
              <table:table-cell office:value-type="float" office:value="1698.9953333333">
                <text:p>1698.9953333333</text:p>
              </table:table-cell>
              <table:table-cell office:value-type="float" office:value="1607.4316190476">
                <text:p>1607.4316190476</text:p>
              </table:table-cell>
              <table:table-cell office:value-type="float" office:value="1565.4172380952">
                <text:p>1565.4172380952</text:p>
              </table:table-cell>
              <table:table-cell office:value-type="float" office:value="1511.5397142857">
                <text:p>1511.5397142857</text:p>
              </table:table-cell>
              <table:table-cell office:value-type="float" office:value="1488.249">
                <text:p>1488.249</text:p>
              </table:table-cell>
              <table:table-cell office:value-type="float" office:value="1457.7631428572">
                <text:p>1457.7631428572</text:p>
              </table:table-cell>
              <table:table-cell office:value-type="float" office:value="1399.2854761905">
                <text:p>1399.2854761905</text:p>
              </table:table-cell>
              <table:table-cell office:value-type="float" office:value="1390.291">
                <text:p>1390.291</text:p>
              </table:table-cell>
              <table:table-cell office:value-type="float" office:value="1366.8957619048">
                <text:p>1366.8957619048</text:p>
              </table:table-cell>
              <table:table-cell office:value-type="float" office:value="1313.0730952381">
                <text:p>1313.0730952381</text:p>
              </table:table-cell>
              <table:table-cell office:value-type="float" office:value="1311.1449047619">
                <text:p>1311.1449047619</text:p>
              </table:table-cell>
              <table:table-cell office:value-type="float" office:value="1274.9912380952">
                <text:p>1274.9912380952</text:p>
              </table:table-cell>
              <table:table-cell office:value-type="float" office:value="1251.4649047619">
                <text:p>1251.4649047619</text:p>
              </table:table-cell>
              <table:table-cell office:value-type="float" office:value="1246.3919047619">
                <text:p>1246.3919047619</text:p>
              </table:table-cell>
              <table:table-cell office:value-type="float" office:value="1221.9062380952">
                <text:p>1221.9062380952</text:p>
              </table:table-cell>
              <table:table-cell office:value-type="float" office:value="1211.1096666667">
                <text:p>1211.1096666667</text:p>
              </table:table-cell>
              <table:table-cell office:value-type="float" office:value="1206.8928095238">
                <text:p>1206.8928095238</text:p>
              </table:table-cell>
              <table:table-cell office:value-type="float" office:value="1183.5843809524">
                <text:p>1183.5843809524</text:p>
              </table:table-cell>
              <table:table-cell office:value-type="float" office:value="1182.5797142857">
                <text:p>1182.5797142857</text:p>
              </table:table-cell>
              <table:table-cell office:value-type="float" office:value="1183.0115238095">
                <text:p>1183.0115238095</text:p>
              </table:table-cell>
              <table:table-cell office:value-type="float" office:value="1162.7333333333">
                <text:p>1162.7333333333</text:p>
              </table:table-cell>
            </table:table-row>
            <table:table-row>
              <table:table-cell office:value-type="string">
                <text:p>omp_avg</text:p>
                <draw:g>
                  <svg:desc>all.A10:all.A10</svg:desc>
                </draw:g>
              </table:table-cell>
              <table:table-cell office:value-type="float" office:value="19563.1667">
                <text:p>19563.1667</text:p>
                <draw:g>
                  <svg:desc>all.C10:all.AL10</svg:desc>
                </draw:g>
              </table:table-cell>
              <table:table-cell office:value-type="float" office:value="10435.5104285714">
                <text:p>10435.5104285714</text:p>
              </table:table-cell>
              <table:table-cell office:value-type="float" office:value="5771.4826190476">
                <text:p>5771.4826190476</text:p>
              </table:table-cell>
              <table:table-cell office:value-type="float" office:value="3903.1800952381">
                <text:p>3903.1800952381</text:p>
              </table:table-cell>
              <table:table-cell office:value-type="float" office:value="3100.8941904762">
                <text:p>3100.8941904762</text:p>
              </table:table-cell>
              <table:table-cell office:value-type="float" office:value="2515.4042857143">
                <text:p>2515.4042857143</text:p>
              </table:table-cell>
              <table:table-cell office:value-type="float" office:value="2238.9948095238">
                <text:p>2238.9948095238</text:p>
              </table:table-cell>
              <table:table-cell office:value-type="float" office:value="2004.1678095238">
                <text:p>2004.1678095238</text:p>
              </table:table-cell>
              <table:table-cell office:value-type="float" office:value="1828.0830952381">
                <text:p>1828.0830952381</text:p>
              </table:table-cell>
              <table:table-cell office:value-type="float" office:value="1791.229">
                <text:p>1791.229</text:p>
              </table:table-cell>
              <table:table-cell office:value-type="float" office:value="1715.6821904762">
                <text:p>1715.6821904762</text:p>
              </table:table-cell>
              <table:table-cell office:value-type="float" office:value="1684.0986190476">
                <text:p>1684.0986190476</text:p>
              </table:table-cell>
              <table:table-cell office:value-type="float" office:value="1669.8454761905">
                <text:p>1669.8454761905</text:p>
              </table:table-cell>
              <table:table-cell office:value-type="float" office:value="1639.0672380952">
                <text:p>1639.0672380952</text:p>
              </table:table-cell>
              <table:table-cell office:value-type="float" office:value="1648.8777142857">
                <text:p>1648.8777142857</text:p>
              </table:table-cell>
              <table:table-cell office:value-type="float" office:value="1660.0260952381">
                <text:p>1660.0260952381</text:p>
              </table:table-cell>
              <table:table-cell office:value-type="float" office:value="1625.6982380952">
                <text:p>1625.6982380952</text:p>
              </table:table-cell>
              <table:table-cell office:value-type="float" office:value="1607.0316666667">
                <text:p>1607.0316666667</text:p>
              </table:table-cell>
              <table:table-cell office:value-type="float" office:value="1598.7349047619">
                <text:p>1598.7349047619</text:p>
              </table:table-cell>
              <table:table-cell office:value-type="float" office:value="1610.6205238095">
                <text:p>1610.6205238095</text:p>
              </table:table-cell>
              <table:table-cell office:value-type="float" office:value="1605.4409047619">
                <text:p>1605.4409047619</text:p>
              </table:table-cell>
              <table:table-cell office:value-type="float" office:value="1591.6059047619">
                <text:p>1591.6059047619</text:p>
              </table:table-cell>
              <table:table-cell office:value-type="float" office:value="1567.3705714286">
                <text:p>1567.3705714286</text:p>
              </table:table-cell>
              <table:table-cell office:value-type="float" office:value="1572.8153809524">
                <text:p>1572.8153809524</text:p>
              </table:table-cell>
              <table:table-cell office:value-type="float" office:value="1585.9452857143">
                <text:p>1585.9452857143</text:p>
              </table:table-cell>
              <table:table-cell office:value-type="float" office:value="1567.5797619048">
                <text:p>1567.5797619048</text:p>
              </table:table-cell>
              <table:table-cell office:value-type="float" office:value="1567.8024285714">
                <text:p>1567.8024285714</text:p>
              </table:table-cell>
              <table:table-cell office:value-type="float" office:value="1572.3564761905">
                <text:p>1572.3564761905</text:p>
              </table:table-cell>
              <table:table-cell office:value-type="float" office:value="1595.4073333333">
                <text:p>1595.4073333333</text:p>
              </table:table-cell>
              <table:table-cell office:value-type="float" office:value="1586.5783809524">
                <text:p>1586.5783809524</text:p>
              </table:table-cell>
              <table:table-cell office:value-type="float" office:value="1593.5751428572">
                <text:p>1593.5751428572</text:p>
              </table:table-cell>
              <table:table-cell office:value-type="float" office:value="1618.3594285714">
                <text:p>1618.3594285714</text:p>
              </table:table-cell>
              <table:table-cell office:value-type="float" office:value="1625.9060476191">
                <text:p>1625.9060476191</text:p>
              </table:table-cell>
              <table:table-cell office:value-type="float" office:value="1617.1114285714">
                <text:p>1617.1114285714</text:p>
              </table:table-cell>
              <table:table-cell office:value-type="float" office:value="1651.706">
                <text:p>1651.706</text:p>
              </table:table-cell>
              <table:table-cell office:value-type="float" office:value="1658.2490476191">
                <text:p>1658.2490476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color="#ff420e" svg:stroke-opacity="20%" draw:fill-color="#ff420e" draw:opacity="2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color="#004586" svg:stroke-opacity="20%" draw:fill-color="#004586" draw:opacity="2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2cm" svg:height="14.158cm" xlink:href=".." xlink:type="simple" chart:class="chart:line" chart:row-mapping="2 1 4 3" chart:style-name="ch1">
        <chart:title svg:x="8.676cm" svg:y="0.419cm" chart:style-name="ch2">
          <text:p>Speedup (doubles)</text:p>
        </chart:title>
        <chart:legend chart:legend-position="end" svg:x="17.729cm" svg:y="5.535cm" style:legend-expansion="high" chart:style-name="ch3"/>
        <chart:plot-area chart:style-name="ch4" table:cell-range-address="all.C1:all.AL1 all.B2:all.B2 all.C6:all.AL6 all.B16:all.AL17 all.B8:all.AL9 all.B10:all.B10 all.C14:all.AL14" chart:data-source-has-labels="both" svg:x="0.424cm" svg:y="1.481cm" svg:width="16.881cm" svg:height="11.413cm">
          <chartooo:coordinate-region svg:x="0.86cm" svg:y="1.68cm" svg:width="16.073cm" svg:height="10.567cm"/>
          <chart:axis chart:dimension="x" chart:name="primary-x" chart:style-name="ch5" chartooo:axis-type="auto">
            <chartooo:date-scale/>
            <chart:title svg:x="8cm" svg:y="13.177cm" chart:style-name="ch6">
              <text:p>Processors</text:p>
            </chart:title>
            <chart:categories table:cell-range-address="all.C1:all.AL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ll.C6:all.AL6" chart:label-cell-address="all.B2:all.B2" chart:class="chart:line">
            <chart:data-point chart:repeated="36"/>
          </chart:series>
          <chart:series chart:style-name="ch10" chart:values-cell-range-address="all.C17:all.AL17" chart:label-cell-address="all.B17:all.B17" chart:class="chart:line">
            <chart:data-point chart:repeated="36"/>
          </chart:series>
          <chart:series chart:style-name="ch10" chart:values-cell-range-address="all.C16:all.AL16" chart:label-cell-address="all.B16:all.B16" chart:class="chart:line">
            <chart:data-point chart:repeated="36"/>
          </chart:series>
          <chart:series chart:style-name="ch11" chart:values-cell-range-address="all.C9:all.AL9" chart:label-cell-address="all.B9:all.B9" chart:class="chart:line">
            <chart:data-point chart:repeated="36"/>
          </chart:series>
          <chart:series chart:style-name="ch11" chart:values-cell-range-address="all.C8:all.AL8" chart:label-cell-address="all.B8:all.B8" chart:class="chart:line">
            <chart:data-point chart:repeated="36"/>
          </chart:series>
          <chart:series chart:style-name="ch12" chart:values-cell-range-address="all.C14:all.AL14" chart:label-cell-address="all.B10:all.B10" chart:class="chart:line">
            <chart:data-point chart:repeated="3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C1:all.AL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2</text:p>
                <draw:g>
                  <svg:desc>all.B2:all.B2</svg:desc>
                </draw:g>
              </table:table-cell>
              <table:table-cell office:value-type="float" office:value="0.907244973026992">
                <text:p>0.907244973026992</text:p>
                <draw:g>
                  <svg:desc>all.C6:all.AL6</svg:desc>
                </draw:g>
              </table:table-cell>
              <table:table-cell office:value-type="float" office:value="1.78009990642247">
                <text:p>1.78009990642247</text:p>
              </table:table-cell>
              <table:table-cell office:value-type="float" office:value="2.52444342417364">
                <text:p>2.52444342417364</text:p>
              </table:table-cell>
              <table:table-cell office:value-type="float" office:value="3.42685823370781">
                <text:p>3.42685823370781</text:p>
              </table:table-cell>
              <table:table-cell office:value-type="float" office:value="4.15022712608576">
                <text:p>4.15022712608576</text:p>
              </table:table-cell>
              <table:table-cell office:value-type="float" office:value="4.99487226569662">
                <text:p>4.99487226569662</text:p>
              </table:table-cell>
              <table:table-cell office:value-type="float" office:value="5.70623039556494">
                <text:p>5.70623039556494</text:p>
              </table:table-cell>
              <table:table-cell office:value-type="float" office:value="6.52421739125246">
                <text:p>6.52421739125246</text:p>
              </table:table-cell>
              <table:table-cell office:value-type="float" office:value="7.16029971689252">
                <text:p>7.16029971689252</text:p>
              </table:table-cell>
              <table:table-cell office:value-type="float" office:value="7.92179535056278">
                <text:p>7.92179535056278</text:p>
              </table:table-cell>
              <table:table-cell office:value-type="float" office:value="8.50223437270711">
                <text:p>8.50223437270711</text:p>
              </table:table-cell>
              <table:table-cell office:value-type="float" office:value="9.16044085514552">
                <text:p>9.16044085514552</text:p>
              </table:table-cell>
              <table:table-cell office:value-type="float" office:value="9.74237793465695">
                <text:p>9.74237793465695</text:p>
              </table:table-cell>
              <table:table-cell office:value-type="float" office:value="10.0463446441134">
                <text:p>10.0463446441134</text:p>
              </table:table-cell>
              <table:table-cell office:value-type="float" office:value="10.7186626917987">
                <text:p>10.7186626917987</text:p>
              </table:table-cell>
              <table:table-cell office:value-type="float" office:value="11.0397061322125">
                <text:p>11.0397061322125</text:p>
              </table:table-cell>
              <table:table-cell office:value-type="float" office:value="11.6685580759654">
                <text:p>11.6685580759654</text:p>
              </table:table-cell>
              <table:table-cell office:value-type="float" office:value="11.9817316071099">
                <text:p>11.9817316071099</text:p>
              </table:table-cell>
              <table:table-cell office:value-type="float" office:value="12.4088100515861">
                <text:p>12.4088100515861</text:p>
              </table:table-cell>
              <table:table-cell office:value-type="float" office:value="12.6030047391263">
                <text:p>12.6030047391263</text:p>
              </table:table-cell>
              <table:table-cell office:value-type="float" office:value="12.86656840784">
                <text:p>12.86656840784</text:p>
              </table:table-cell>
              <table:table-cell office:value-type="float" office:value="13.4042763389952">
                <text:p>13.4042763389952</text:p>
              </table:table-cell>
              <table:table-cell office:value-type="float" office:value="13.4909951945312">
                <text:p>13.4909951945312</text:p>
              </table:table-cell>
              <table:table-cell office:value-type="float" office:value="13.7219016422017">
                <text:p>13.7219016422017</text:p>
              </table:table-cell>
              <table:table-cell office:value-type="float" office:value="14.2843603056225">
                <text:p>14.2843603056225</text:p>
              </table:table-cell>
              <table:table-cell office:value-type="float" office:value="14.305367112269">
                <text:p>14.305367112269</text:p>
              </table:table-cell>
              <table:table-cell office:value-type="float" office:value="14.7110102717424">
                <text:p>14.7110102717424</text:p>
              </table:table-cell>
              <table:table-cell office:value-type="float" office:value="14.9875630779822">
                <text:p>14.9875630779822</text:p>
              </table:table-cell>
              <table:table-cell office:value-type="float" office:value="15.0485646836603">
                <text:p>15.0485646836603</text:p>
              </table:table-cell>
              <table:table-cell office:value-type="float" office:value="15.3501214866035">
                <text:p>15.3501214866035</text:p>
              </table:table-cell>
              <table:table-cell office:value-type="float" office:value="15.4869618468348">
                <text:p>15.4869618468348</text:p>
              </table:table-cell>
              <table:table-cell office:value-type="float" office:value="15.5410729536127">
                <text:p>15.5410729536127</text:p>
              </table:table-cell>
              <table:table-cell office:value-type="float" office:value="15.8471246341619">
                <text:p>15.8471246341619</text:p>
              </table:table-cell>
              <table:table-cell office:value-type="float" office:value="15.8605876402414">
                <text:p>15.8605876402414</text:p>
              </table:table-cell>
              <table:table-cell office:value-type="float" office:value="15.854798387425">
                <text:p>15.854798387425</text:p>
              </table:table-cell>
              <table:table-cell office:value-type="float" office:value="16.1313077231815">
                <text:p>16.1313077231815</text:p>
              </table:table-cell>
            </table:table-row>
            <table:table-row>
              <table:table-cell office:value-type="string">
                <text:p/>
                <draw:g>
                  <svg:desc>all.B17:all.B17</svg:desc>
                </draw:g>
              </table:table-cell>
              <table:table-cell office:value-type="float" office:value="0.953509311509719">
                <text:p>0.953509311509719</text:p>
                <draw:g>
                  <svg:desc>all.C17:all.AL17</svg:desc>
                </draw:g>
              </table:table-cell>
              <table:table-cell office:value-type="float" office:value="1.78694256196265">
                <text:p>1.78694256196265</text:p>
              </table:table-cell>
              <table:table-cell office:value-type="float" office:value="2.84451657768964">
                <text:p>2.84451657768964</text:p>
              </table:table-cell>
              <table:table-cell office:value-type="float" office:value="4.01810715489777">
                <text:p>4.01810715489777</text:p>
              </table:table-cell>
              <table:table-cell office:value-type="float" office:value="5.37639202098925">
                <text:p>5.37639202098925</text:p>
              </table:table-cell>
              <table:table-cell office:value-type="float" office:value="6.5288731997358">
                <text:p>6.5288731997358</text:p>
              </table:table-cell>
              <table:table-cell office:value-type="float" office:value="6.90565248564206">
                <text:p>6.90565248564206</text:p>
              </table:table-cell>
              <table:table-cell office:value-type="float" office:value="8.07068966481324">
                <text:p>8.07068966481324</text:p>
              </table:table-cell>
              <table:table-cell office:value-type="float" office:value="9.43493171589427">
                <text:p>9.43493171589427</text:p>
              </table:table-cell>
              <table:table-cell office:value-type="float" office:value="9.82044093420108">
                <text:p>9.82044093420108</text:p>
              </table:table-cell>
              <table:table-cell office:value-type="float" office:value="10.2807894878124">
                <text:p>10.2807894878124</text:p>
              </table:table-cell>
              <table:table-cell office:value-type="float" office:value="9.99130588477055">
                <text:p>9.99130588477055</text:p>
              </table:table-cell>
              <table:table-cell office:value-type="float" office:value="10.1158921361541">
                <text:p>10.1158921361541</text:p>
              </table:table-cell>
              <table:table-cell office:value-type="float" office:value="10.8296694971633">
                <text:p>10.8296694971633</text:p>
              </table:table-cell>
              <table:table-cell office:value-type="float" office:value="9.94923150885261">
                <text:p>9.94923150885261</text:p>
              </table:table-cell>
              <table:table-cell office:value-type="float" office:value="10.3706635566219">
                <text:p>10.3706635566219</text:p>
              </table:table-cell>
              <table:table-cell office:value-type="float" office:value="10.5277377297775">
                <text:p>10.5277377297775</text:p>
              </table:table-cell>
              <table:table-cell office:value-type="float" office:value="10.8567146156773">
                <text:p>10.8567146156773</text:p>
              </table:table-cell>
              <table:table-cell office:value-type="float" office:value="10.9478221166378">
                <text:p>10.9478221166378</text:p>
              </table:table-cell>
              <table:table-cell office:value-type="float" office:value="10.4233822874648">
                <text:p>10.4233822874648</text:p>
              </table:table-cell>
              <table:table-cell office:value-type="float" office:value="11.0243699260146">
                <text:p>11.0243699260146</text:p>
              </table:table-cell>
              <table:table-cell office:value-type="float" office:value="11.0220319612591">
                <text:p>11.0220319612591</text:p>
              </table:table-cell>
              <table:table-cell office:value-type="float" office:value="11.3849664484868">
                <text:p>11.3849664484868</text:p>
              </table:table-cell>
              <table:table-cell office:value-type="float" office:value="11.0451844597953">
                <text:p>11.0451844597953</text:p>
              </table:table-cell>
              <table:table-cell office:value-type="float" office:value="11.0848968914566">
                <text:p>11.0848968914566</text:p>
              </table:table-cell>
              <table:table-cell office:value-type="float" office:value="10.6286921464499">
                <text:p>10.6286921464499</text:p>
              </table:table-cell>
              <table:table-cell office:value-type="float" office:value="10.9866277484982">
                <text:p>10.9866277484982</text:p>
              </table:table-cell>
              <table:table-cell office:value-type="float" office:value="11.2069570758373">
                <text:p>11.2069570758373</text:p>
              </table:table-cell>
              <table:table-cell office:value-type="float" office:value="11.118245505211">
                <text:p>11.118245505211</text:p>
              </table:table-cell>
              <table:table-cell office:value-type="float" office:value="10.7941526099618">
                <text:p>10.7941526099618</text:p>
              </table:table-cell>
              <table:table-cell office:value-type="float" office:value="10.8413172958122">
                <text:p>10.8413172958122</text:p>
              </table:table-cell>
              <table:table-cell office:value-type="float" office:value="10.8056583675742">
                <text:p>10.8056583675742</text:p>
              </table:table-cell>
              <table:table-cell office:value-type="float" office:value="10.7898439388849">
                <text:p>10.7898439388849</text:p>
              </table:table-cell>
              <table:table-cell office:value-type="float" office:value="10.8351825229181">
                <text:p>10.8351825229181</text:p>
              </table:table-cell>
              <table:table-cell office:value-type="float" office:value="10.4708020325953">
                <text:p>10.4708020325953</text:p>
              </table:table-cell>
              <table:table-cell office:value-type="float" office:value="9.84550640564846">
                <text:p>9.84550640564846</text:p>
              </table:table-cell>
            </table:table-row>
            <table:table-row>
              <table:table-cell office:value-type="string">
                <text:p/>
                <draw:g>
                  <svg:desc>all.B16:all.B16</svg:desc>
                </draw:g>
              </table:table-cell>
              <table:table-cell office:value-type="float" office:value="0.977902992325172">
                <text:p>0.977902992325172</text:p>
                <draw:g>
                  <svg:desc>all.C16:all.AL16</svg:desc>
                </draw:g>
              </table:table-cell>
              <table:table-cell office:value-type="float" office:value="1.81081085620996">
                <text:p>1.81081085620996</text:p>
              </table:table-cell>
              <table:table-cell office:value-type="float" office:value="3.67899375302523">
                <text:p>3.67899375302523</text:p>
              </table:table-cell>
              <table:table-cell office:value-type="float" office:value="5.79064349472019">
                <text:p>5.79064349472019</text:p>
              </table:table-cell>
              <table:table-cell office:value-type="float" office:value="7.32403061190629">
                <text:p>7.32403061190629</text:p>
              </table:table-cell>
              <table:table-cell office:value-type="float" office:value="8.5074875684833">
                <text:p>8.5074875684833</text:p>
              </table:table-cell>
              <table:table-cell office:value-type="float" office:value="9.4570167749766">
                <text:p>9.4570167749766</text:p>
              </table:table-cell>
              <table:table-cell office:value-type="float" office:value="10.3590670362717">
                <text:p>10.3590670362717</text:p>
              </table:table-cell>
              <table:table-cell office:value-type="float" office:value="11.1344298209178">
                <text:p>11.1344298209178</text:p>
              </table:table-cell>
              <table:table-cell office:value-type="float" office:value="11.0586547924507">
                <text:p>11.0586547924507</text:p>
              </table:table-cell>
              <table:table-cell office:value-type="float" office:value="11.6265396031599">
                <text:p>11.6265396031599</text:p>
              </table:table-cell>
              <table:table-cell office:value-type="float" office:value="11.73022459262">
                <text:p>11.73022459262</text:p>
              </table:table-cell>
              <table:table-cell office:value-type="float" office:value="12.3495306846378">
                <text:p>12.3495306846378</text:p>
              </table:table-cell>
              <table:table-cell office:value-type="float" office:value="12.1867014683587">
                <text:p>12.1867014683587</text:p>
              </table:table-cell>
              <table:table-cell office:value-type="float" office:value="12.7008591331531">
                <text:p>12.7008591331531</text:p>
              </table:table-cell>
              <table:table-cell office:value-type="float" office:value="12.2494159287878">
                <text:p>12.2494159287878</text:p>
              </table:table-cell>
              <table:table-cell office:value-type="float" office:value="12.1530696643412">
                <text:p>12.1530696643412</text:p>
              </table:table-cell>
              <table:table-cell office:value-type="float" office:value="12.760939447865">
                <text:p>12.760939447865</text:p>
              </table:table-cell>
              <table:table-cell office:value-type="float" office:value="12.9803999817474">
                <text:p>12.9803999817474</text:p>
              </table:table-cell>
              <table:table-cell office:value-type="float" office:value="12.7815342680612">
                <text:p>12.7815342680612</text:p>
              </table:table-cell>
              <table:table-cell office:value-type="float" office:value="12.2907114069534">
                <text:p>12.2907114069534</text:p>
              </table:table-cell>
              <table:table-cell office:value-type="float" office:value="12.5098578356292">
                <text:p>12.5098578356292</text:p>
              </table:table-cell>
              <table:table-cell office:value-type="float" office:value="12.7247926794395">
                <text:p>12.7247926794395</text:p>
              </table:table-cell>
              <table:table-cell office:value-type="float" office:value="12.7576988137277">
                <text:p>12.7576988137277</text:p>
              </table:table-cell>
              <table:table-cell office:value-type="float" office:value="12.4134755321716">
                <text:p>12.4134755321716</text:p>
              </table:table-cell>
              <table:table-cell office:value-type="float" office:value="12.7222478349077">
                <text:p>12.7222478349077</text:p>
              </table:table-cell>
              <table:table-cell office:value-type="float" office:value="13.3238814482719">
                <text:p>13.3238814482719</text:p>
              </table:table-cell>
              <table:table-cell office:value-type="float" office:value="12.6537196396163">
                <text:p>12.6537196396163</text:p>
              </table:table-cell>
              <table:table-cell office:value-type="float" office:value="12.3914823607951">
                <text:p>12.3914823607951</text:p>
              </table:table-cell>
              <table:table-cell office:value-type="float" office:value="12.8817090573208">
                <text:p>12.8817090573208</text:p>
              </table:table-cell>
              <table:table-cell office:value-type="float" office:value="12.5036251470072">
                <text:p>12.5036251470072</text:p>
              </table:table-cell>
              <table:table-cell office:value-type="float" office:value="12.2745629319801">
                <text:p>12.2745629319801</text:p>
              </table:table-cell>
              <table:table-cell office:value-type="float" office:value="12.8413141214472">
                <text:p>12.8413141214472</text:p>
              </table:table-cell>
              <table:table-cell office:value-type="float" office:value="12.3848706040237">
                <text:p>12.3848706040237</text:p>
              </table:table-cell>
              <table:table-cell office:value-type="float" office:value="12.0911113284618">
                <text:p>12.0911113284618</text:p>
              </table:table-cell>
              <table:table-cell office:value-type="float" office:value="11.9491478842565">
                <text:p>11.9491478842565</text:p>
              </table:table-cell>
            </table:table-row>
            <table:table-row>
              <table:table-cell office:value-type="string">
                <text:p/>
                <draw:g>
                  <svg:desc>all.B9:all.B9</svg:desc>
                </draw:g>
              </table:table-cell>
              <table:table-cell office:value-type="float" office:value="0.891869132614851">
                <text:p>0.891869132614851</text:p>
                <draw:g>
                  <svg:desc>all.C9:all.AL9</svg:desc>
                </draw:g>
              </table:table-cell>
              <table:table-cell office:value-type="float" office:value="1.75847045938136">
                <text:p>1.75847045938136</text:p>
              </table:table-cell>
              <table:table-cell office:value-type="float" office:value="2.43455971484683">
                <text:p>2.43455971484683</text:p>
              </table:table-cell>
              <table:table-cell office:value-type="float" office:value="3.38866506416538">
                <text:p>3.38866506416538</text:p>
              </table:table-cell>
              <table:table-cell office:value-type="float" office:value="4.08171102638434">
                <text:p>4.08171102638434</text:p>
              </table:table-cell>
              <table:table-cell office:value-type="float" office:value="4.93762095078383">
                <text:p>4.93762095078383</text:p>
              </table:table-cell>
              <table:table-cell office:value-type="float" office:value="5.60316615883295">
                <text:p>5.60316615883295</text:p>
              </table:table-cell>
              <table:table-cell office:value-type="float" office:value="6.40879566931568">
                <text:p>6.40879566931568</text:p>
              </table:table-cell>
              <table:table-cell office:value-type="float" office:value="6.94389173626813">
                <text:p>6.94389173626813</text:p>
              </table:table-cell>
              <table:table-cell office:value-type="float" office:value="7.65474847163318">
                <text:p>7.65474847163318</text:p>
              </table:table-cell>
              <table:table-cell office:value-type="float" office:value="8.15055536011327">
                <text:p>8.15055536011327</text:p>
              </table:table-cell>
              <table:table-cell office:value-type="float" office:value="8.86207824354577">
                <text:p>8.86207824354577</text:p>
              </table:table-cell>
              <table:table-cell office:value-type="float" office:value="9.46361378325529">
                <text:p>9.46361378325529</text:p>
              </table:table-cell>
              <table:table-cell office:value-type="float" office:value="8.90166044669056">
                <text:p>8.90166044669056</text:p>
              </table:table-cell>
              <table:table-cell office:value-type="float" office:value="9.8634020586053">
                <text:p>9.8634020586053</text:p>
              </table:table-cell>
              <table:table-cell office:value-type="float" office:value="10.2404325426007">
                <text:p>10.2404325426007</text:p>
              </table:table-cell>
              <table:table-cell office:value-type="float" office:value="10.4790254919681">
                <text:p>10.4790254919681</text:p>
              </table:table-cell>
              <table:table-cell office:value-type="float" office:value="10.3932146902477">
                <text:p>10.3932146902477</text:p>
              </table:table-cell>
              <table:table-cell office:value-type="float" office:value="10.9888002603447">
                <text:p>10.9888002603447</text:p>
              </table:table-cell>
              <table:table-cell office:value-type="float" office:value="11.6107441103426">
                <text:p>11.6107441103426</text:p>
              </table:table-cell>
              <table:table-cell office:value-type="float" office:value="11.8591842251528">
                <text:p>11.8591842251528</text:p>
              </table:table-cell>
              <table:table-cell office:value-type="float" office:value="12.4634254192052">
                <text:p>12.4634254192052</text:p>
              </table:table-cell>
              <table:table-cell office:value-type="float" office:value="12.2837466638757">
                <text:p>12.2837466638757</text:p>
              </table:table-cell>
              <table:table-cell office:value-type="float" office:value="13.1334275128086">
                <text:p>13.1334275128086</text:p>
              </table:table-cell>
              <table:table-cell office:value-type="float" office:value="13.4927685940022">
                <text:p>13.4927685940022</text:p>
              </table:table-cell>
              <table:table-cell office:value-type="float" office:value="13.5877696098114">
                <text:p>13.5877696098114</text:p>
              </table:table-cell>
              <table:table-cell office:value-type="float" office:value="13.2908353824871">
                <text:p>13.2908353824871</text:p>
              </table:table-cell>
              <table:table-cell office:value-type="float" office:value="13.4658423262573">
                <text:p>13.4658423262573</text:p>
              </table:table-cell>
              <table:table-cell office:value-type="float" office:value="14.2408189505509">
                <text:p>14.2408189505509</text:p>
              </table:table-cell>
              <table:table-cell office:value-type="float" office:value="14.2155719363404">
                <text:p>14.2155719363404</text:p>
              </table:table-cell>
              <table:table-cell office:value-type="float" office:value="14.459960190948">
                <text:p>14.459960190948</text:p>
              </table:table-cell>
              <table:table-cell office:value-type="float" office:value="14.2247173214169">
                <text:p>14.2247173214169</text:p>
              </table:table-cell>
              <table:table-cell office:value-type="float" office:value="14.6811171095989">
                <text:p>14.6811171095989</text:p>
              </table:table-cell>
              <table:table-cell office:value-type="float" office:value="14.8849758418515">
                <text:p>14.8849758418515</text:p>
              </table:table-cell>
              <table:table-cell office:value-type="float" office:value="14.5411055487929">
                <text:p>14.5411055487929</text:p>
              </table:table-cell>
              <table:table-cell office:value-type="float" office:value="14.8061549274246">
                <text:p>14.8061549274246</text:p>
              </table:table-cell>
            </table:table-row>
            <table:table-row>
              <table:table-cell office:value-type="string">
                <text:p/>
                <draw:g>
                  <svg:desc>all.B8:all.B8</svg:desc>
                </draw:g>
              </table:table-cell>
              <table:table-cell office:value-type="float" office:value="0.923320405521588">
                <text:p>0.923320405521588</text:p>
                <draw:g>
                  <svg:desc>all.C8:all.AL8</svg:desc>
                </draw:g>
              </table:table-cell>
              <table:table-cell office:value-type="float" office:value="1.80180926252116">
                <text:p>1.80180926252116</text:p>
              </table:table-cell>
              <table:table-cell office:value-type="float" office:value="2.5801871041876">
                <text:p>2.5801871041876</text:p>
              </table:table-cell>
              <table:table-cell office:value-type="float" office:value="3.46983748774374">
                <text:p>3.46983748774374</text:p>
              </table:table-cell>
              <table:table-cell office:value-type="float" office:value="4.21285057573994">
                <text:p>4.21285057573994</text:p>
              </table:table-cell>
              <table:table-cell office:value-type="float" office:value="5.07279953428925">
                <text:p>5.07279953428925</text:p>
              </table:table-cell>
              <table:table-cell office:value-type="float" office:value="5.81772553659766">
                <text:p>5.81772553659766</text:p>
              </table:table-cell>
              <table:table-cell office:value-type="float" office:value="6.64670509436181">
                <text:p>6.64670509436181</text:p>
              </table:table-cell>
              <table:table-cell office:value-type="float" office:value="7.3506963304905">
                <text:p>7.3506963304905</text:p>
              </table:table-cell>
              <table:table-cell office:value-type="float" office:value="8.1048494578097">
                <text:p>8.1048494578097</text:p>
              </table:table-cell>
              <table:table-cell office:value-type="float" office:value="8.76399340963561">
                <text:p>8.76399340963561</text:p>
              </table:table-cell>
              <table:table-cell office:value-type="float" office:value="9.68348595829696">
                <text:p>9.68348595829696</text:p>
              </table:table-cell>
              <table:table-cell office:value-type="float" office:value="10.1969527162486">
                <text:p>10.1969527162486</text:p>
              </table:table-cell>
              <table:table-cell office:value-type="float" office:value="10.9279305620813">
                <text:p>10.9279305620813</text:p>
              </table:table-cell>
              <table:table-cell office:value-type="float" office:value="11.7357599629866">
                <text:p>11.7357599629866</text:p>
              </table:table-cell>
              <table:table-cell office:value-type="float" office:value="11.9835608357858">
                <text:p>11.9835608357858</text:p>
              </table:table-cell>
              <table:table-cell office:value-type="float" office:value="12.6088247759484">
                <text:p>12.6088247759484</text:p>
              </table:table-cell>
              <table:table-cell office:value-type="float" office:value="13.6075286633991">
                <text:p>13.6075286633991</text:p>
              </table:table-cell>
              <table:table-cell office:value-type="float" office:value="13.8295448150282">
                <text:p>13.8295448150282</text:p>
              </table:table-cell>
              <table:table-cell office:value-type="float" office:value="13.4601071193274">
                <text:p>13.4601071193274</text:p>
              </table:table-cell>
              <table:table-cell office:value-type="float" office:value="13.9223942793079">
                <text:p>13.9223942793079</text:p>
              </table:table-cell>
              <table:table-cell office:value-type="float" office:value="14.4595993260497">
                <text:p>14.4595993260497</text:p>
              </table:table-cell>
              <table:table-cell office:value-type="float" office:value="14.7305440722187">
                <text:p>14.7305440722187</text:p>
              </table:table-cell>
              <table:table-cell office:value-type="float" office:value="14.7524249963275">
                <text:p>14.7524249963275</text:p>
              </table:table-cell>
              <table:table-cell office:value-type="float" office:value="15.2721019419055">
                <text:p>15.2721019419055</text:p>
              </table:table-cell>
              <table:table-cell office:value-type="float" office:value="15.0337386855191">
                <text:p>15.0337386855191</text:p>
              </table:table-cell>
              <table:table-cell office:value-type="float" office:value="15.8085651569375">
                <text:p>15.8085651569375</text:p>
              </table:table-cell>
              <table:table-cell office:value-type="float" office:value="15.7575895767112">
                <text:p>15.7575895767112</text:p>
              </table:table-cell>
              <table:table-cell office:value-type="float" office:value="16.0459715955588">
                <text:p>16.0459715955588</text:p>
              </table:table-cell>
              <table:table-cell office:value-type="float" office:value="16.0629894893816">
                <text:p>16.0629894893816</text:p>
              </table:table-cell>
              <table:table-cell office:value-type="float" office:value="16.2931358009273">
                <text:p>16.2931358009273</text:p>
              </table:table-cell>
              <table:table-cell office:value-type="float" office:value="16.3812922340746">
                <text:p>16.3812922340746</text:p>
              </table:table-cell>
              <table:table-cell office:value-type="float" office:value="16.7887663903151">
                <text:p>16.7887663903151</text:p>
              </table:table-cell>
              <table:table-cell office:value-type="float" office:value="16.7285519687605">
                <text:p>16.7285519687605</text:p>
              </table:table-cell>
              <table:table-cell office:value-type="float" office:value="16.9528094226336">
                <text:p>16.9528094226336</text:p>
              </table:table-cell>
              <table:table-cell office:value-type="float" office:value="17.083580719093">
                <text:p>17.083580719093</text:p>
              </table:table-cell>
            </table:table-row>
            <table:table-row>
              <table:table-cell office:value-type="string">
                <text:p>OpenMP</text:p>
                <draw:g>
                  <svg:desc>all.B10:all.B10</svg:desc>
                </draw:g>
              </table:table-cell>
              <table:table-cell office:value-type="float" office:value="0.958761405432383">
                <text:p>0.958761405432383</text:p>
                <draw:g>
                  <svg:desc>all.C14:all.AL14</svg:desc>
                </draw:g>
              </table:table-cell>
              <table:table-cell office:value-type="float" office:value="1.79736384994133">
                <text:p>1.79736384994133</text:p>
              </table:table-cell>
              <table:table-cell office:value-type="float" office:value="3.24984244743254">
                <text:p>3.24984244743254</text:p>
              </table:table-cell>
              <table:table-cell office:value-type="float" office:value="4.80541731161289">
                <text:p>4.80541731161289</text:p>
              </table:table-cell>
              <table:table-cell office:value-type="float" office:value="6.04870983911889">
                <text:p>6.04870983911889</text:p>
              </table:table-cell>
              <table:table-cell office:value-type="float" office:value="7.45661812954801">
                <text:p>7.45661812954801</text:p>
              </table:table-cell>
              <table:table-cell office:value-type="float" office:value="8.37715617750324">
                <text:p>8.37715617750324</text:p>
              </table:table-cell>
              <table:table-cell office:value-type="float" office:value="9.3587019564278">
                <text:p>9.3587019564278</text:p>
              </table:table-cell>
              <table:table-cell office:value-type="float" office:value="10.2601513294761">
                <text:p>10.2601513294761</text:p>
              </table:table-cell>
              <table:table-cell office:value-type="float" office:value="10.4712514145316">
                <text:p>10.4712514145316</text:p>
              </table:table-cell>
              <table:table-cell office:value-type="float" office:value="10.9323330999863">
                <text:p>10.9323330999863</text:p>
              </table:table-cell>
              <table:table-cell office:value-type="float" office:value="11.1373579835884">
                <text:p>11.1373579835884</text:p>
              </table:table-cell>
              <table:table-cell office:value-type="float" office:value="11.2324220818263">
                <text:p>11.2324220818263</text:p>
              </table:table-cell>
              <table:table-cell office:value-type="float" office:value="11.4433433626538">
                <text:p>11.4433433626538</text:p>
              </table:table-cell>
              <table:table-cell office:value-type="float" office:value="11.3752578723677">
                <text:p>11.3752578723677</text:p>
              </table:table-cell>
              <table:table-cell office:value-type="float" office:value="11.2988640683445">
                <text:p>11.2988640683445</text:p>
              </table:table-cell>
              <table:table-cell office:value-type="float" office:value="11.5374481933231">
                <text:p>11.5374481933231</text:p>
              </table:table-cell>
              <table:table-cell office:value-type="float" office:value="11.6714621056002">
                <text:p>11.6714621056002</text:p>
              </table:table-cell>
              <table:table-cell office:value-type="float" office:value="11.7320320862034">
                <text:p>11.7320320862034</text:p>
              </table:table-cell>
              <table:table-cell office:value-type="float" office:value="11.6454552284213">
                <text:p>11.6454552284213</text:p>
              </table:table-cell>
              <table:table-cell office:value-type="float" office:value="11.6830268522289">
                <text:p>11.6830268522289</text:p>
              </table:table-cell>
              <table:table-cell office:value-type="float" office:value="11.7845813111669">
                <text:p>11.7845813111669</text:p>
              </table:table-cell>
              <table:table-cell office:value-type="float" office:value="11.9667993912277">
                <text:p>11.9667993912277</text:p>
              </table:table-cell>
              <table:table-cell office:value-type="float" office:value="11.9253724417689">
                <text:p>11.9253724417689</text:p>
              </table:table-cell>
              <table:table-cell office:value-type="float" office:value="11.8266433079072">
                <text:p>11.8266433079072</text:p>
              </table:table-cell>
              <table:table-cell office:value-type="float" office:value="11.9652024450792">
                <text:p>11.9652024450792</text:p>
              </table:table-cell>
              <table:table-cell office:value-type="float" office:value="11.9635030908142">
                <text:p>11.9635030908142</text:p>
              </table:table-cell>
              <table:table-cell office:value-type="float" office:value="11.9288529567054">
                <text:p>11.9288529567054</text:p>
              </table:table-cell>
              <table:table-cell office:value-type="float" office:value="11.7565018087337">
                <text:p>11.7565018087337</text:p>
              </table:table-cell>
              <table:table-cell office:value-type="float" office:value="11.8219241010588">
                <text:p>11.8219241010588</text:p>
              </table:table-cell>
              <table:table-cell office:value-type="float" office:value="11.7700186803684">
                <text:p>11.7700186803684</text:p>
              </table:table-cell>
              <table:table-cell office:value-type="float" office:value="11.5897673093283">
                <text:p>11.5897673093283</text:p>
              </table:table-cell>
              <table:table-cell office:value-type="float" office:value="11.5359735745285">
                <text:p>11.5359735745285</text:p>
              </table:table-cell>
              <table:table-cell office:value-type="float" office:value="11.5987116710751">
                <text:p>11.5987116710751</text:p>
              </table:table-cell>
              <table:table-cell office:value-type="float" office:value="11.355779539458">
                <text:p>11.355779539458</text:p>
              </table:table-cell>
              <table:table-cell office:value-type="float" office:value="11.3109723940022">
                <text:p>11.3109723940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line" chart:row-mapping="0 0" chart:style-name="ch1">
        <chart:legend chart:legend-position="end" svg:x="12.564cm" svg:y="3.207cm" style:legend-expansion="high" chart:style-name="ch2"/>
        <chart:plot-area chart:style-name="ch3" table:cell-range-address="all.C1:all.AL1 all.A7:all.A7 all.C7:all.AL7 all.A15:all.A15 all.C15:all.AL15 all.A21:all.A21 all.C21:all.AL21" chart:data-source-has-labels="both" svg:x="0.319cm" svg:y="0.18cm" svg:width="11.926cm" svg:height="8.645cm">
          <chartooo:coordinate-region svg:x="1.046cm" svg:y="0.38cm" svg:width="11.199cm" svg:height="7.653cm"/>
          <chart:axis chart:dimension="x" chart:name="primary-x" chart:style-name="ch4" chartooo:axis-type="auto">
            <chartooo:date-scale/>
            <chart:categories table:cell-range-address="all.C1:all.A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C7:all.AL7" chart:label-cell-address="all.A7:all.A7" chart:class="chart:line">
            <chart:data-point chart:repeated="36"/>
          </chart:series>
          <chart:series chart:style-name="ch7" chart:values-cell-range-address="all.C15:all.AL15" chart:label-cell-address="all.A15:all.A15" chart:class="chart:line">
            <chart:data-point chart:repeated="36"/>
          </chart:series>
          <chart:series chart:style-name="ch8" chart:values-cell-range-address="all.C7:all.AL7" chart:label-cell-address="all.A7:all.A7" chart:class="chart:line">
            <chart:data-point chart:repeated="36"/>
          </chart:series>
          <chart:series chart:style-name="ch9" chart:values-cell-range-address="all.C15:all.AL15" chart:label-cell-address="all.A15:all.A15" chart:class="chart:line">
            <chart:data-point chart:repeated="36"/>
          </chart:series>
          <chart:series chart:style-name="ch10" chart:values-cell-range-address="all.C21:all.AL21" chart:label-cell-address="all.A21:all.A21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C1:all.AL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2_eff</text:p>
                <draw:g>
                  <svg:desc>all.A7:all.A7</svg:desc>
                </draw:g>
              </table:table-cell>
              <table:table-cell office:value-type="float" office:value="0.907244973026992">
                <text:p>0.907244973026992</text:p>
                <draw:g>
                  <svg:desc>all.C7:all.AL7</svg:desc>
                </draw:g>
              </table:table-cell>
              <table:table-cell office:value-type="float" office:value="0.890049953211237">
                <text:p>0.890049953211237</text:p>
              </table:table-cell>
              <table:table-cell office:value-type="float" office:value="0.841481141391213">
                <text:p>0.841481141391213</text:p>
              </table:table-cell>
              <table:table-cell office:value-type="float" office:value="0.856714558426953">
                <text:p>0.856714558426953</text:p>
              </table:table-cell>
              <table:table-cell office:value-type="float" office:value="0.830045425217153">
                <text:p>0.830045425217153</text:p>
              </table:table-cell>
              <table:table-cell office:value-type="float" office:value="0.832478710949437">
                <text:p>0.832478710949437</text:p>
              </table:table-cell>
              <table:table-cell office:value-type="float" office:value="0.815175770794991">
                <text:p>0.815175770794991</text:p>
              </table:table-cell>
              <table:table-cell office:value-type="float" office:value="0.815527173906558">
                <text:p>0.815527173906558</text:p>
              </table:table-cell>
              <table:table-cell office:value-type="float" office:value="0.795588857432502">
                <text:p>0.795588857432502</text:p>
              </table:table-cell>
              <table:table-cell office:value-type="float" office:value="0.792179535056278">
                <text:p>0.792179535056278</text:p>
              </table:table-cell>
              <table:table-cell office:value-type="float" office:value="0.772930397518828">
                <text:p>0.772930397518828</text:p>
              </table:table-cell>
              <table:table-cell office:value-type="float" office:value="0.763370071262126">
                <text:p>0.763370071262126</text:p>
              </table:table-cell>
              <table:table-cell office:value-type="float" office:value="0.749413687281304">
                <text:p>0.749413687281304</text:p>
              </table:table-cell>
              <table:table-cell office:value-type="float" office:value="0.717596046008101">
                <text:p>0.717596046008101</text:p>
              </table:table-cell>
              <table:table-cell office:value-type="float" office:value="0.71457751278658">
                <text:p>0.71457751278658</text:p>
              </table:table-cell>
              <table:table-cell office:value-type="float" office:value="0.689981633263279">
                <text:p>0.689981633263279</text:p>
              </table:table-cell>
              <table:table-cell office:value-type="float" office:value="0.686385769174435">
                <text:p>0.686385769174435</text:p>
              </table:table-cell>
              <table:table-cell office:value-type="float" office:value="0.665651755950552">
                <text:p>0.665651755950552</text:p>
              </table:table-cell>
              <table:table-cell office:value-type="float" office:value="0.653095265872953">
                <text:p>0.653095265872953</text:p>
              </table:table-cell>
              <table:table-cell office:value-type="float" office:value="0.630150236956316">
                <text:p>0.630150236956316</text:p>
              </table:table-cell>
              <table:table-cell office:value-type="float" office:value="0.612693733706667">
                <text:p>0.612693733706667</text:p>
              </table:table-cell>
              <table:table-cell office:value-type="float" office:value="0.609285288136147">
                <text:p>0.609285288136147</text:p>
              </table:table-cell>
              <table:table-cell office:value-type="float" office:value="0.586565008457879">
                <text:p>0.586565008457879</text:p>
              </table:table-cell>
              <table:table-cell office:value-type="float" office:value="0.571745901758403">
                <text:p>0.571745901758403</text:p>
              </table:table-cell>
              <table:table-cell office:value-type="float" office:value="0.5713744122249">
                <text:p>0.5713744122249</text:p>
              </table:table-cell>
              <table:table-cell office:value-type="float" office:value="0.550206427394963">
                <text:p>0.550206427394963</text:p>
              </table:table-cell>
              <table:table-cell office:value-type="float" office:value="0.544852232286754">
                <text:p>0.544852232286754</text:p>
              </table:table-cell>
              <table:table-cell office:value-type="float" office:value="0.535270109927937">
                <text:p>0.535270109927937</text:p>
              </table:table-cell>
              <table:table-cell office:value-type="float" office:value="0.518916023574493">
                <text:p>0.518916023574493</text:p>
              </table:table-cell>
              <table:table-cell office:value-type="float" office:value="0.511670716220117">
                <text:p>0.511670716220117</text:p>
              </table:table-cell>
              <table:table-cell office:value-type="float" office:value="0.499579414414026">
                <text:p>0.499579414414026</text:p>
              </table:table-cell>
              <table:table-cell office:value-type="float" office:value="0.485658529800398">
                <text:p>0.485658529800398</text:p>
              </table:table-cell>
              <table:table-cell office:value-type="float" office:value="0.480215898004905">
                <text:p>0.480215898004905</text:p>
              </table:table-cell>
              <table:table-cell office:value-type="float" office:value="0.466487871771806">
                <text:p>0.466487871771806</text:p>
              </table:table-cell>
              <table:table-cell office:value-type="float" office:value="0.452994239640713">
                <text:p>0.452994239640713</text:p>
              </table:table-cell>
              <table:table-cell office:value-type="float" office:value="0.448091881199485">
                <text:p>0.448091881199485</text:p>
              </table:table-cell>
            </table:table-row>
            <table:table-row>
              <table:table-cell office:value-type="string">
                <text:p>omp_eff</text:p>
                <draw:g>
                  <svg:desc>all.A15:all.A15</svg:desc>
                </draw:g>
              </table:table-cell>
              <table:table-cell office:value-type="float" office:value="0.958761405432383">
                <text:p>0.958761405432383</text:p>
                <draw:g>
                  <svg:desc>all.C15:all.AL15</svg:desc>
                </draw:g>
              </table:table-cell>
              <table:table-cell office:value-type="float" office:value="0.898681924970665">
                <text:p>0.898681924970665</text:p>
              </table:table-cell>
              <table:table-cell office:value-type="float" office:value="1.08328081581085">
                <text:p>1.08328081581085</text:p>
              </table:table-cell>
              <table:table-cell office:value-type="float" office:value="1.20135432790322">
                <text:p>1.20135432790322</text:p>
              </table:table-cell>
              <table:table-cell office:value-type="float" office:value="1.20974196782378">
                <text:p>1.20974196782378</text:p>
              </table:table-cell>
              <table:table-cell office:value-type="float" office:value="1.242769688258">
                <text:p>1.242769688258</text:p>
              </table:table-cell>
              <table:table-cell office:value-type="float" office:value="1.19673659678618">
                <text:p>1.19673659678618</text:p>
              </table:table-cell>
              <table:table-cell office:value-type="float" office:value="1.16983774455347">
                <text:p>1.16983774455347</text:p>
              </table:table-cell>
              <table:table-cell office:value-type="float" office:value="1.14001681438623">
                <text:p>1.14001681438623</text:p>
              </table:table-cell>
              <table:table-cell office:value-type="float" office:value="1.04712514145316">
                <text:p>1.04712514145316</text:p>
              </table:table-cell>
              <table:table-cell office:value-type="float" office:value="0.99384846363512">
                <text:p>0.99384846363512</text:p>
              </table:table-cell>
              <table:table-cell office:value-type="float" office:value="0.928113165299034">
                <text:p>0.928113165299034</text:p>
              </table:table-cell>
              <table:table-cell office:value-type="float" office:value="0.864032467832796">
                <text:p>0.864032467832796</text:p>
              </table:table-cell>
              <table:table-cell office:value-type="float" office:value="0.817381668760985">
                <text:p>0.817381668760985</text:p>
              </table:table-cell>
              <table:table-cell office:value-type="float" office:value="0.758350524824511">
                <text:p>0.758350524824511</text:p>
              </table:table-cell>
              <table:table-cell office:value-type="float" office:value="0.706179004271531">
                <text:p>0.706179004271531</text:p>
              </table:table-cell>
              <table:table-cell office:value-type="float" office:value="0.678673423136652">
                <text:p>0.678673423136652</text:p>
              </table:table-cell>
              <table:table-cell office:value-type="float" office:value="0.648414561422236">
                <text:p>0.648414561422236</text:p>
              </table:table-cell>
              <table:table-cell office:value-type="float" office:value="0.617475372958075">
                <text:p>0.617475372958075</text:p>
              </table:table-cell>
              <table:table-cell office:value-type="float" office:value="0.582272761421065">
                <text:p>0.582272761421065</text:p>
              </table:table-cell>
              <table:table-cell office:value-type="float" office:value="0.556334612010902">
                <text:p>0.556334612010902</text:p>
              </table:table-cell>
              <table:table-cell office:value-type="float" office:value="0.535662786871223">
                <text:p>0.535662786871223</text:p>
              </table:table-cell>
              <table:table-cell office:value-type="float" office:value="0.520295625705553">
                <text:p>0.520295625705553</text:p>
              </table:table-cell>
              <table:table-cell office:value-type="float" office:value="0.496890518407037">
                <text:p>0.496890518407037</text:p>
              </table:table-cell>
              <table:table-cell office:value-type="float" office:value="0.473065732316288">
                <text:p>0.473065732316288</text:p>
              </table:table-cell>
              <table:table-cell office:value-type="float" office:value="0.460200094041508">
                <text:p>0.460200094041508</text:p>
              </table:table-cell>
              <table:table-cell office:value-type="float" office:value="0.443092707067194">
                <text:p>0.443092707067194</text:p>
              </table:table-cell>
              <table:table-cell office:value-type="float" office:value="0.42603046273948">
                <text:p>0.42603046273948</text:p>
              </table:table-cell>
              <table:table-cell office:value-type="float" office:value="0.405396614094267">
                <text:p>0.405396614094267</text:p>
              </table:table-cell>
              <table:table-cell office:value-type="float" office:value="0.394064136701959">
                <text:p>0.394064136701959</text:p>
              </table:table-cell>
              <table:table-cell office:value-type="float" office:value="0.379678021947368">
                <text:p>0.379678021947368</text:p>
              </table:table-cell>
              <table:table-cell office:value-type="float" office:value="0.362180228416509">
                <text:p>0.362180228416509</text:p>
              </table:table-cell>
              <table:table-cell office:value-type="float" office:value="0.349574956803894">
                <text:p>0.349574956803894</text:p>
              </table:table-cell>
              <table:table-cell office:value-type="float" office:value="0.341138578561032">
                <text:p>0.341138578561032</text:p>
              </table:table-cell>
              <table:table-cell office:value-type="float" office:value="0.324450843984514">
                <text:p>0.324450843984514</text:p>
              </table:table-cell>
              <table:table-cell office:value-type="float" office:value="0.314193677611171">
                <text:p>0.314193677611171</text:p>
              </table:table-cell>
            </table:table-row>
            <table:table-row>
              <table:table-cell office:value-type="string">
                <text:p>cilk2_eff</text:p>
                <draw:g>
                  <svg:desc>all.A7:all.A7</svg:desc>
                </draw:g>
              </table:table-cell>
              <table:table-cell office:value-type="float" office:value="0.907244973026992">
                <text:p>0.907244973026992</text:p>
                <draw:g>
                  <svg:desc>all.C7:all.AL7</svg:desc>
                </draw:g>
              </table:table-cell>
              <table:table-cell office:value-type="float" office:value="0.890049953211237">
                <text:p>0.890049953211237</text:p>
              </table:table-cell>
              <table:table-cell office:value-type="float" office:value="0.841481141391213">
                <text:p>0.841481141391213</text:p>
              </table:table-cell>
              <table:table-cell office:value-type="float" office:value="0.856714558426953">
                <text:p>0.856714558426953</text:p>
              </table:table-cell>
              <table:table-cell office:value-type="float" office:value="0.830045425217153">
                <text:p>0.830045425217153</text:p>
              </table:table-cell>
              <table:table-cell office:value-type="float" office:value="0.832478710949437">
                <text:p>0.832478710949437</text:p>
              </table:table-cell>
              <table:table-cell office:value-type="float" office:value="0.815175770794991">
                <text:p>0.815175770794991</text:p>
              </table:table-cell>
              <table:table-cell office:value-type="float" office:value="0.815527173906558">
                <text:p>0.815527173906558</text:p>
              </table:table-cell>
              <table:table-cell office:value-type="float" office:value="0.795588857432502">
                <text:p>0.795588857432502</text:p>
              </table:table-cell>
              <table:table-cell office:value-type="float" office:value="0.792179535056278">
                <text:p>0.792179535056278</text:p>
              </table:table-cell>
              <table:table-cell office:value-type="float" office:value="0.772930397518828">
                <text:p>0.772930397518828</text:p>
              </table:table-cell>
              <table:table-cell office:value-type="float" office:value="0.763370071262126">
                <text:p>0.763370071262126</text:p>
              </table:table-cell>
              <table:table-cell office:value-type="float" office:value="0.749413687281304">
                <text:p>0.749413687281304</text:p>
              </table:table-cell>
              <table:table-cell office:value-type="float" office:value="0.717596046008101">
                <text:p>0.717596046008101</text:p>
              </table:table-cell>
              <table:table-cell office:value-type="float" office:value="0.71457751278658">
                <text:p>0.71457751278658</text:p>
              </table:table-cell>
              <table:table-cell office:value-type="float" office:value="0.689981633263279">
                <text:p>0.689981633263279</text:p>
              </table:table-cell>
              <table:table-cell office:value-type="float" office:value="0.686385769174435">
                <text:p>0.686385769174435</text:p>
              </table:table-cell>
              <table:table-cell office:value-type="float" office:value="0.665651755950552">
                <text:p>0.665651755950552</text:p>
              </table:table-cell>
              <table:table-cell office:value-type="float" office:value="0.653095265872953">
                <text:p>0.653095265872953</text:p>
              </table:table-cell>
              <table:table-cell office:value-type="float" office:value="0.630150236956316">
                <text:p>0.630150236956316</text:p>
              </table:table-cell>
              <table:table-cell office:value-type="float" office:value="0.612693733706667">
                <text:p>0.612693733706667</text:p>
              </table:table-cell>
              <table:table-cell office:value-type="float" office:value="0.609285288136147">
                <text:p>0.609285288136147</text:p>
              </table:table-cell>
              <table:table-cell office:value-type="float" office:value="0.586565008457879">
                <text:p>0.586565008457879</text:p>
              </table:table-cell>
              <table:table-cell office:value-type="float" office:value="0.571745901758403">
                <text:p>0.571745901758403</text:p>
              </table:table-cell>
              <table:table-cell office:value-type="float" office:value="0.5713744122249">
                <text:p>0.5713744122249</text:p>
              </table:table-cell>
              <table:table-cell office:value-type="float" office:value="0.550206427394963">
                <text:p>0.550206427394963</text:p>
              </table:table-cell>
              <table:table-cell office:value-type="float" office:value="0.544852232286754">
                <text:p>0.544852232286754</text:p>
              </table:table-cell>
              <table:table-cell office:value-type="float" office:value="0.535270109927937">
                <text:p>0.535270109927937</text:p>
              </table:table-cell>
              <table:table-cell office:value-type="float" office:value="0.518916023574493">
                <text:p>0.518916023574493</text:p>
              </table:table-cell>
              <table:table-cell office:value-type="float" office:value="0.511670716220117">
                <text:p>0.511670716220117</text:p>
              </table:table-cell>
              <table:table-cell office:value-type="float" office:value="0.499579414414026">
                <text:p>0.499579414414026</text:p>
              </table:table-cell>
              <table:table-cell office:value-type="float" office:value="0.485658529800398">
                <text:p>0.485658529800398</text:p>
              </table:table-cell>
              <table:table-cell office:value-type="float" office:value="0.480215898004905">
                <text:p>0.480215898004905</text:p>
              </table:table-cell>
              <table:table-cell office:value-type="float" office:value="0.466487871771806">
                <text:p>0.466487871771806</text:p>
              </table:table-cell>
              <table:table-cell office:value-type="float" office:value="0.452994239640713">
                <text:p>0.452994239640713</text:p>
              </table:table-cell>
              <table:table-cell office:value-type="float" office:value="0.448091881199485">
                <text:p>0.448091881199485</text:p>
              </table:table-cell>
            </table:table-row>
            <table:table-row>
              <table:table-cell office:value-type="string">
                <text:p>omp_eff</text:p>
                <draw:g>
                  <svg:desc>all.A15:all.A15</svg:desc>
                </draw:g>
              </table:table-cell>
              <table:table-cell office:value-type="float" office:value="0.958761405432383">
                <text:p>0.958761405432383</text:p>
                <draw:g>
                  <svg:desc>all.C15:all.AL15</svg:desc>
                </draw:g>
              </table:table-cell>
              <table:table-cell office:value-type="float" office:value="0.898681924970665">
                <text:p>0.898681924970665</text:p>
              </table:table-cell>
              <table:table-cell office:value-type="float" office:value="1.08328081581085">
                <text:p>1.08328081581085</text:p>
              </table:table-cell>
              <table:table-cell office:value-type="float" office:value="1.20135432790322">
                <text:p>1.20135432790322</text:p>
              </table:table-cell>
              <table:table-cell office:value-type="float" office:value="1.20974196782378">
                <text:p>1.20974196782378</text:p>
              </table:table-cell>
              <table:table-cell office:value-type="float" office:value="1.242769688258">
                <text:p>1.242769688258</text:p>
              </table:table-cell>
              <table:table-cell office:value-type="float" office:value="1.19673659678618">
                <text:p>1.19673659678618</text:p>
              </table:table-cell>
              <table:table-cell office:value-type="float" office:value="1.16983774455347">
                <text:p>1.16983774455347</text:p>
              </table:table-cell>
              <table:table-cell office:value-type="float" office:value="1.14001681438623">
                <text:p>1.14001681438623</text:p>
              </table:table-cell>
              <table:table-cell office:value-type="float" office:value="1.04712514145316">
                <text:p>1.04712514145316</text:p>
              </table:table-cell>
              <table:table-cell office:value-type="float" office:value="0.99384846363512">
                <text:p>0.99384846363512</text:p>
              </table:table-cell>
              <table:table-cell office:value-type="float" office:value="0.928113165299034">
                <text:p>0.928113165299034</text:p>
              </table:table-cell>
              <table:table-cell office:value-type="float" office:value="0.864032467832796">
                <text:p>0.864032467832796</text:p>
              </table:table-cell>
              <table:table-cell office:value-type="float" office:value="0.817381668760985">
                <text:p>0.817381668760985</text:p>
              </table:table-cell>
              <table:table-cell office:value-type="float" office:value="0.758350524824511">
                <text:p>0.758350524824511</text:p>
              </table:table-cell>
              <table:table-cell office:value-type="float" office:value="0.706179004271531">
                <text:p>0.706179004271531</text:p>
              </table:table-cell>
              <table:table-cell office:value-type="float" office:value="0.678673423136652">
                <text:p>0.678673423136652</text:p>
              </table:table-cell>
              <table:table-cell office:value-type="float" office:value="0.648414561422236">
                <text:p>0.648414561422236</text:p>
              </table:table-cell>
              <table:table-cell office:value-type="float" office:value="0.617475372958075">
                <text:p>0.617475372958075</text:p>
              </table:table-cell>
              <table:table-cell office:value-type="float" office:value="0.582272761421065">
                <text:p>0.582272761421065</text:p>
              </table:table-cell>
              <table:table-cell office:value-type="float" office:value="0.556334612010902">
                <text:p>0.556334612010902</text:p>
              </table:table-cell>
              <table:table-cell office:value-type="float" office:value="0.535662786871223">
                <text:p>0.535662786871223</text:p>
              </table:table-cell>
              <table:table-cell office:value-type="float" office:value="0.520295625705553">
                <text:p>0.520295625705553</text:p>
              </table:table-cell>
              <table:table-cell office:value-type="float" office:value="0.496890518407037">
                <text:p>0.496890518407037</text:p>
              </table:table-cell>
              <table:table-cell office:value-type="float" office:value="0.473065732316288">
                <text:p>0.473065732316288</text:p>
              </table:table-cell>
              <table:table-cell office:value-type="float" office:value="0.460200094041508">
                <text:p>0.460200094041508</text:p>
              </table:table-cell>
              <table:table-cell office:value-type="float" office:value="0.443092707067194">
                <text:p>0.443092707067194</text:p>
              </table:table-cell>
              <table:table-cell office:value-type="float" office:value="0.42603046273948">
                <text:p>0.42603046273948</text:p>
              </table:table-cell>
              <table:table-cell office:value-type="float" office:value="0.405396614094267">
                <text:p>0.405396614094267</text:p>
              </table:table-cell>
              <table:table-cell office:value-type="float" office:value="0.394064136701959">
                <text:p>0.394064136701959</text:p>
              </table:table-cell>
              <table:table-cell office:value-type="float" office:value="0.379678021947368">
                <text:p>0.379678021947368</text:p>
              </table:table-cell>
              <table:table-cell office:value-type="float" office:value="0.362180228416509">
                <text:p>0.362180228416509</text:p>
              </table:table-cell>
              <table:table-cell office:value-type="float" office:value="0.349574956803894">
                <text:p>0.349574956803894</text:p>
              </table:table-cell>
              <table:table-cell office:value-type="float" office:value="0.341138578561032">
                <text:p>0.341138578561032</text:p>
              </table:table-cell>
              <table:table-cell office:value-type="float" office:value="0.324450843984514">
                <text:p>0.324450843984514</text:p>
              </table:table-cell>
              <table:table-cell office:value-type="float" office:value="0.314193677611171">
                <text:p>0.314193677611171</text:p>
              </table:table-cell>
            </table:table-row>
            <table:table-row>
              <table:table-cell office:value-type="string">
                <text:p>linear</text:p>
                <draw:g>
                  <svg:desc>all.A21:all.A21</svg:desc>
                </draw:g>
              </table:table-cell>
              <table:table-cell office:value-type="float" office:value="1">
                <text:p>1</text:p>
                <draw:g>
                  <svg:desc>all.C21:all.AL2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